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44cm" loext:contextual-spacing="false" fo:line-height="173%" fo:text-indent="0cm" style:auto-text-indent="false"/>
    </style:style>
    <style:style style:name="P2"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3" style:family="paragraph" style:parent-style-name="Text_20_body">
      <style:paragraph-properties fo:margin-left="0cm" fo:margin-right="0cm" fo:margin-top="0cm" fo:margin-bottom="0.344cm" loext:contextual-spacing="false" fo:line-height="173%" fo:text-indent="0cm" style:auto-text-indent="false"/>
      <style:text-properties fo:background-color="#ed1c24"/>
    </style:style>
    <style:style style:name="P4"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5"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6"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7"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ed1c24"/>
    </style:style>
    <style:style style:name="P8"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9"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0" style:family="paragraph" style:parent-style-name="Heading_20_1">
      <style:text-properties fo:font-variant="normal" fo:text-transform="none" fo:color="#0b4e22" style:font-name="Helvetica Neue" fo:letter-spacing="normal" fo:font-style="normal" fo:font-weight="bold"/>
    </style:style>
    <style:style style:name="P11"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1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13"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4"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text-properties fo:background-color="#ed1c24"/>
    </style:style>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
      <style:paragraph-properties fo:margin-top="0cm" fo:margin-bottom="0cm" loext:contextual-spacing="false"/>
    </style:style>
    <style:style style:name="P33" style:family="paragraph" style:parent-style-name="Text_20_body" style:list-style-name="L2">
      <style:paragraph-properties fo:margin-top="0cm" fo:margin-bottom="0cm" loext:contextual-spacing="false"/>
    </style:style>
    <style:style style:name="P34" style:family="paragraph" style:parent-style-name="Text_20_body" style:list-style-name="L3">
      <style:paragraph-properties fo:margin-top="0cm" fo:margin-bottom="0cm" loext:contextual-spacing="false"/>
    </style:style>
    <style:style style:name="P35" style:family="paragraph" style:parent-style-name="Text_20_body" style:list-style-name="L4">
      <style:paragraph-properties fo:margin-top="0cm" fo:margin-bottom="0cm" loext:contextual-spacing="false"/>
    </style:style>
    <style:style style:name="P36" style:family="paragraph" style:parent-style-name="Text_20_body" style:list-style-name="L5">
      <style:paragraph-properties fo:margin-top="0cm" fo:margin-bottom="0cm" loext:contextual-spacing="false"/>
    </style:style>
    <style:style style:name="P37" style:family="paragraph" style:parent-style-name="Text_20_body" style:list-style-name="L6">
      <style:paragraph-properties fo:margin-top="0cm" fo:margin-bottom="0cm" loext:contextual-spacing="false"/>
    </style:style>
    <style:style style:name="P38" style:family="paragraph" style:parent-style-name="Text_20_body" style:list-style-name="L7">
      <style:paragraph-properties fo:margin-top="0cm" fo:margin-bottom="0cm" loext:contextual-spacing="false"/>
    </style:style>
    <style:style style:name="P39" style:family="paragraph" style:parent-style-name="Text_20_body" style:list-style-name="L8">
      <style:paragraph-properties fo:margin-top="0cm" fo:margin-bottom="0cm" loext:contextual-spacing="false"/>
    </style:style>
    <style:style style:name="P40" style:family="paragraph" style:parent-style-name="Text_20_body" style:list-style-name="L9">
      <style:paragraph-properties fo:margin-top="0cm" fo:margin-bottom="0cm" loext:contextual-spacing="false"/>
      <style:text-properties fo:background-color="#add58a"/>
    </style:style>
    <style:style style:name="P41" style:family="paragraph" style:parent-style-name="Text_20_body" style:list-style-name="L9">
      <style:paragraph-properties fo:margin-top="0cm" fo:margin-bottom="0cm" loext:contextual-spacing="false"/>
    </style:style>
    <style:style style:name="P42" style:family="paragraph" style:parent-style-name="Text_20_body" style:list-style-name="L10">
      <style:paragraph-properties fo:margin-top="0cm" fo:margin-bottom="0cm" loext:contextual-spacing="false"/>
    </style:style>
    <style:style style:name="P43" style:family="paragraph" style:parent-style-name="Text_20_body" style:list-style-name="L11">
      <style:paragraph-properties fo:margin-top="0cm" fo:margin-bottom="0cm" loext:contextual-spacing="false"/>
      <style:text-properties fo:background-color="#ed1c24"/>
    </style:style>
    <style:style style:name="P44" style:family="paragraph" style:parent-style-name="Text_20_body" style:list-style-name="L12">
      <style:paragraph-properties fo:margin-top="0cm" fo:margin-bottom="0cm" loext:contextual-spacing="false"/>
      <style:text-properties fo:background-color="#ed1c24"/>
    </style:style>
    <style:style style:name="P45" style:family="paragraph" style:parent-style-name="Text_20_body" style:list-style-name="L13">
      <style:paragraph-properties fo:margin-top="0cm" fo:margin-bottom="0cm" loext:contextual-spacing="false"/>
      <style:text-properties fo:background-color="#ed1c24"/>
    </style:style>
    <style:style style:name="P46" style:family="paragraph" style:parent-style-name="Text_20_body" style:list-style-name="L13">
      <style:paragraph-properties fo:margin-top="0cm" fo:margin-bottom="0cm" loext:contextual-spacing="false"/>
    </style:style>
    <style:style style:name="P47" style:family="paragraph" style:parent-style-name="Text_20_body" style:list-style-name="L14">
      <style:paragraph-properties fo:margin-top="0cm" fo:margin-bottom="0cm" loext:contextual-spacing="false"/>
    </style:style>
    <style:style style:name="P48" style:family="paragraph" style:parent-style-name="Text_20_body" style:list-style-name="L15">
      <style:paragraph-properties fo:margin-top="0cm" fo:margin-bottom="0cm" loext:contextual-spacing="false"/>
    </style:style>
    <style:style style:name="P49" style:family="paragraph" style:parent-style-name="Text_20_body" style:list-style-name="L16">
      <style:paragraph-properties fo:margin-top="0cm" fo:margin-bottom="0cm" loext:contextual-spacing="false"/>
    </style:style>
    <style:style style:name="P50" style:family="paragraph" style:parent-style-name="Text_20_body" style:list-style-name="L17">
      <style:paragraph-properties fo:margin-top="0cm" fo:margin-bottom="0cm" loext:contextual-spacing="false"/>
    </style:style>
    <style:style style:name="T1" style:family="text">
      <style:text-properties fo:font-weight="bold"/>
    </style:style>
    <style:style style:name="T2" style:family="text">
      <style:text-properties fo:font-weight="bold" fo:background-color="#fff200" loext:char-shading-value="0"/>
    </style:style>
    <style:style style:name="T3" style:family="text">
      <style:text-properties fo:font-weight="bold" fo:background-color="#ed1c24" loext:char-shading-value="0"/>
    </style:style>
    <style:style style:name="T4" style:family="text">
      <style:text-properties fo:font-weight="bold" fo:background-color="#add58a" loext:char-shading-value="0"/>
    </style:style>
    <style:style style:name="T5" style:family="text">
      <style:text-properties fo:font-weight="bold" fo:background-color="#add58a" loext:char-shading-value="0"/>
    </style:style>
    <style:style style:name="T6" style:family="text">
      <style:text-properties fo:font-weight="bold" fo:background-color="#ce181e" loext:char-shading-value="0"/>
    </style:style>
    <style:style style:name="T7" style:family="text">
      <style:text-properties fo:font-weight="bold" fo:background-color="#ce181e" loext:char-shading-value="0"/>
    </style:style>
    <style:style style:name="T8" style:family="text">
      <style:text-properties fo:font-weight="bold" fo:background-color="transparent" loext:char-shading-value="0"/>
    </style:style>
    <style:style style:name="T9" style:family="text">
      <style:text-properties fo:font-weight="bold" fo:background-color="#f37b70" loext:char-shading-value="0"/>
    </style:style>
    <style:style style:name="T10" style:family="text">
      <style:text-properties fo:font-weight="bold" fo:background-color="#c2e0ae" loext:char-shading-value="0"/>
    </style:style>
    <style:style style:name="T11" style:family="text">
      <style:text-properties fo:font-weight="bold" fo:background-color="#c2e0ae" loext:char-shading-value="0"/>
    </style:style>
    <style:style style:name="T12" style:family="text">
      <style:text-properties fo:font-weight="bold" fo:background-color="#ffffff"/>
    </style:style>
    <style:style style:name="T13" style:family="text">
      <style:text-properties fo:color="#5a5a5a"/>
    </style:style>
    <style:style style:name="T14" style:family="text">
      <style:text-properties fo:color="#5a5a5a" style:font-name="monospace"/>
    </style:style>
    <style:style style:name="T15" style:family="text">
      <style:text-properties fo:color="#5a5a5a" fo:background-color="#add58a" loext:char-shading-value="0"/>
    </style:style>
    <style:style style:name="T16" style:family="text">
      <style:text-properties fo:color="#5a5a5a" fo:background-color="#add58a" loext:char-shading-value="0"/>
    </style:style>
    <style:style style:name="T17" style:family="text">
      <style:text-properties fo:color="#5a5a5a" fo:background-color="#ed1c24" loext:char-shading-value="0"/>
    </style:style>
    <style:style style:name="T18" style:family="text">
      <style:text-properties fo:color="#5a5a5a" fo:background-color="transparent" loext:char-shading-value="0"/>
    </style:style>
    <style:style style:name="T19" style:family="text">
      <style:text-properties fo:color="#5a5a5a" fo:background-color="#ce181e" loext:char-shading-value="0"/>
    </style:style>
    <style:style style:name="T20" style:family="text">
      <style:text-properties style:font-name="monospace" loext:padding="0cm" loext:border="none"/>
    </style:style>
    <style:style style:name="T21" style:family="text">
      <style:text-properties style:font-name="monospace" fo:background-color="#ed1c24" loext:char-shading-value="0" loext:padding="0cm" loext:border="none"/>
    </style:style>
    <style:style style:name="T22" style:family="text">
      <style:text-properties style:font-name="monospace" fo:background-color="transparent" loext:char-shading-value="0" loext:padding="0cm" loext:border="none"/>
    </style:style>
    <style:style style:name="T23" style:family="text">
      <style:text-properties style:font-name="monospace" fo:background-color="#add58a" loext:char-shading-value="0" loext:padding="0cm" loext:border="none"/>
    </style:style>
    <style:style style:name="T24" style:family="text">
      <style:text-properties style:font-name="monospace" fo:background-color="#add58a" loext:char-shading-value="0" loext:padding="0cm" loext:border="none"/>
    </style:style>
    <style:style style:name="T25" style:family="text">
      <style:text-properties style:font-name="monospace" fo:background-color="#f37b70" loext:char-shading-value="0" loext:padding="0cm" loext:border="none"/>
    </style:style>
    <style:style style:name="T26" style:family="text">
      <style:text-properties style:font-name="monospace" fo:background-color="#f37b70" loext:char-shading-value="0" loext:padding="0cm" loext:border="none"/>
    </style:style>
    <style:style style:name="T27" style:family="text">
      <style:text-properties fo:color="#333333"/>
    </style:style>
    <style:style style:name="T28" style:family="text">
      <style:text-properties fo:color="#333333" style:font-name="monospace" fo:font-size="9pt"/>
    </style:style>
    <style:style style:name="T29" style:family="text">
      <style:text-properties fo:color="#333333" style:font-name="monospace" fo:font-size="9pt" fo:font-weight="bold"/>
    </style:style>
    <style:style style:name="T30" style:family="text">
      <style:text-properties fo:color="#008080" style:font-name="monospace" fo:font-size="9pt"/>
    </style:style>
    <style:style style:name="T31" style:family="text">
      <style:text-properties fo:color="#008080" style:font-name="monospace" fo:font-size="9pt" fo:font-weight="bold"/>
    </style:style>
    <style:style style:name="T32" style:family="text">
      <style:text-properties fo:color="#dd1144" style:font-name="monospace" fo:font-size="9pt"/>
    </style:style>
    <style:style style:name="T33" style:family="text">
      <style:text-properties fo:color="#dd1144" style:font-name="monospace" fo:font-size="9pt" fo:font-weight="bold"/>
    </style:style>
    <style:style style:name="T34" style:family="text">
      <style:text-properties fo:color="#999988" style:font-name="monospace" fo:font-size="9pt"/>
    </style:style>
    <style:style style:name="T35" style:family="text">
      <style:text-properties fo:color="#999988" style:font-name="monospace" fo:font-size="9pt" fo:font-style="italic"/>
    </style:style>
    <style:style style:name="T36" style:family="text">
      <style:text-properties fo:color="#808080"/>
    </style:style>
    <style:style style:name="T37" style:family="text">
      <style:text-properties fo:color="#808080" style:font-name="monospace" loext:padding="0cm" loext:border="none"/>
    </style:style>
    <style:style style:name="T38" style:family="text">
      <style:text-properties fo:background-color="#fff200" loext:char-shading-value="0"/>
    </style:style>
    <style:style style:name="T39" style:family="text">
      <style:text-properties fo:background-color="#ed1c24" loext:char-shading-value="0"/>
    </style:style>
    <style:style style:name="T40" style:family="text">
      <style:text-properties fo:background-color="transparent" loext:char-shading-value="0"/>
    </style:style>
    <style:style style:name="T41" style:family="text">
      <style:text-properties fo:background-color="#add58a" loext:char-shading-value="0"/>
    </style:style>
    <style:style style:name="T42" style:family="text">
      <style:text-properties fo:background-color="#add58a" loext:char-shading-value="0"/>
    </style:style>
    <style:style style:name="T43" style:family="text">
      <style:text-properties fo:color="#ce181e" fo:font-weight="bold" fo:background-color="#add58a" loext:char-shading-value="0"/>
    </style:style>
    <style:style style:name="T44" style:family="text">
      <style:text-properties fo:color="#ce181e" style:font-name="monospace" fo:background-color="#add58a" loext:char-shading-value="0" loext:padding="0cm" loext:border="none"/>
    </style:style>
    <style:style style:name="T45" style:family="text">
      <style:text-properties fo:color="#ce181e" fo:background-color="#add58a" loext:char-shading-value="0"/>
    </style:style>
    <style:style style:name="T46" style:family="text">
      <style:text-properties fo:background-color="#ce181e" loext:char-shading-value="0"/>
    </style:style>
    <style:style style:name="T47" style:family="text">
      <style:text-properties fo:background-color="#ce181e" loext:char-shading-value="0"/>
    </style:style>
    <style:style style:name="T48" style:family="text">
      <style:text-properties fo:background-color="#c2e0ae" loext:char-shading-value="0"/>
    </style:style>
    <style:style style:name="T49" style:family="text">
      <style:text-properties fo:background-color="#c2e0ae" loext:char-shading-value="0"/>
    </style:style>
    <style:style style:name="T50" style:family="text">
      <style:text-properties fo:background-color="#ffffff"/>
    </style:style>
    <style:style style:name="T51" style:family="text">
      <style:text-properties fo:background-color="#f37b70" loext:char-shading-value="0"/>
    </style:style>
    <style:style style:name="T52" style:family="text">
      <style:text-properties fo:background-color="#f37b70" loext:char-shading-value="0"/>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Latest Specification (v1.0)</text:h>
      <text:h text:style-name="P4" text:outline-level="2"><text:bookmark text:name="status"/><text:bookmark text:name="auto-id--status"/>Status</text:h>
      <text:p text:style-name="P1">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13">discussion forum</text:span></text:a>.</text:p>
      <text:p text:style-name="P1">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13">GitHub repository</text:span></text:a>.</text:p>
      <text:h text:style-name="P4" text:outline-level="2"><text:bookmark text:name="introduction"/><text:bookmark text:name="auto-id--introduction"/>Introduction</text:h>
      <text:p text:style-name="P1">JSON:API is a specification for how a client should request that resources be fetched or modified, and how a server should respond to those requests.</text:p>
      <text:p text:style-name="P1">JSON:API is designed to minimize both the number of requests and the amount of data transmitted between clients and servers. This efficiency is achieved without compromising readability, flexibility, or discoverability.</text:p>
      <text:p text:style-name="P1">JSON:API requires use of the JSON:API media type (<text:a xlink:type="simple" xlink:href="http://www.iana.org/assignments/media-types/application/vnd.api+json" text:style-name="Internet_20_link" text:visited-style-name="Visited_20_Internet_20_Link"><text:span text:style-name="Source_20_Text"><text:span text:style-name="T14">application/vnd.api+json</text:span></text:span></text:a>) for exchanging data.</text:p>
      <text:h text:style-name="P4" text:outline-level="2"><text:bookmark text:name="conventions"/><text:bookmark text:name="auto-id--conventions"/>Conventions</text:h>
      <text:p text:style-name="P1">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13">RFC2119</text:span></text:a>].</text:p>
      <text:h text:style-name="P4" text:outline-level="2"><text:bookmark text:name="content-negotiation"/><text:bookmark text:name="auto-id--content-negotiation"/>Content Negotiation</text:h>
      <text:h text:style-name="P5" text:outline-level="3"><text:bookmark text:name="content-negotiation-clients"/><text:bookmark text:name="auto-id--client-responsibilities"/>Client Responsibilities</text:h>
      <text:p text:style-name="P1">Clients <text:span text:style-name="Strong_20_Emphasis"><text:span text:style-name="T1">MUST</text:span></text:span> send all JSON:API data in request documents with the header<text:span text:style-name="Source_20_Text"><text:span text:style-name="T20">Content-Type: application/vnd.api+json</text:span></text:span> without any media type parameters.</text:p>
      <text:p text:style-name="P1"><text:soft-page-break/>Clients that include the JSON:API media type in their <text:span text:style-name="Source_20_Text"><text:span text:style-name="T20">Accept</text:span></text:span> header <text:span text:style-name="Strong_20_Emphasis"><text:span text:style-name="T1">MUST</text:span></text:span> specify the media type there at least once without any media type parameters.</text:p>
      <text:p text:style-name="P1">Clients <text:span text:style-name="Strong_20_Emphasis"><text:span text:style-name="T1">MUST</text:span></text:span> ignore any parameters for the <text:span text:style-name="Source_20_Text"><text:span text:style-name="T20">application/vnd.api+json</text:span></text:span> media type received in the <text:span text:style-name="Source_20_Text"><text:span text:style-name="T20">Content-Type</text:span></text:span> header of response documents.</text:p>
      <text:h text:style-name="P5" text:outline-level="3"><text:bookmark text:name="content-negotiation-servers"/><text:bookmark text:name="auto-id--server-responsibilities"/>Server Responsibilities</text:h>
      <text:p text:style-name="P1">Servers <text:span text:style-name="Strong_20_Emphasis"><text:span text:style-name="T1">MUST</text:span></text:span> send all JSON:API data in response documents with the header<text:span text:style-name="Source_20_Text"><text:span text:style-name="T20">Content-Type: application/vnd.api+json</text:span></text:span> without any media type parameters.</text:p>
      <text:p text:style-name="P1">Servers <text:span text:style-name="Strong_20_Emphasis"><text:span text:style-name="T1">MUST</text:span></text:span> respond with a <text:span text:style-name="Source_20_Text"><text:span text:style-name="T20">415 Unsupported Media Type</text:span></text:span> status code if a request specifies the header <text:span text:style-name="Source_20_Text"><text:span text:style-name="T20">Content-Type: application/vnd.api+json</text:span></text:span> with any media type parameters.</text:p>
      <text:p text:style-name="P1">Servers <text:span text:style-name="Strong_20_Emphasis"><text:span text:style-name="T1">MUST</text:span></text:span> respond with a <text:span text:style-name="Source_20_Text"><text:span text:style-name="T20">406 Not Acceptable</text:span></text:span> status code if a request’s <text:span text:style-name="Source_20_Text"><text:span text:style-name="T20">Accept</text:span></text:span> header contains the JSON:API media type and all instances of that media type are modified with media type parameters.</text:p>
      <text:p text:style-name="P11">Note: The content negotiation requirements exist to allow future versions of this specification to use media type parameters for extension negotiation and versioning.</text:p>
      <text:h text:style-name="P4" text:outline-level="2"><text:bookmark text:name="document-structure"/><text:bookmark text:name="auto-id--document-structure"/>Document Structure</text:h>
      <text:p text:style-name="P1">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14">application/vnd.api+json</text:span></text:span></text:a>. JSON:API documents are defined in JavaScript Object Notation (JSON) [<text:a xlink:type="simple" xlink:href="http://tools.ietf.org/html/rfc7159" text:style-name="Internet_20_link" text:visited-style-name="Visited_20_Internet_20_Link"><text:span text:style-name="T13">RFC7159</text:span></text:a>].</text:p>
      <text:p text:style-name="P1">Although the same media type is used for both request and response documents, certain aspects are only applicable to one or the other. These differences are called out below.</text:p>
      <text:p text:style-name="P1"><text:span text:style-name="T38">Unless otherwise noted, objects defined by this specification </text:span><text:span text:style-name="Strong_20_Emphasis"><text:span text:style-name="T2">MUST NOT</text:span></text:span><text:span text:style-name="T38"> contain any additional members.</text:span> <text:span text:style-name="T52">Client and server implementations </text:span><text:span text:style-name="Strong_20_Emphasis"><text:span text:style-name="T9">MUST</text:span></text:span><text:span text:style-name="T52"> ignore members not recognized by this specification.</text:span></text:p>
      <text:p text:style-name="P11"><text:soft-page-break/>Note: These conditions allow this specification to evolve through additive changes.</text:p>
      <text:h text:style-name="P5" text:outline-level="3"><text:bookmark text:name="document-top-level"/><text:bookmark text:name="auto-id--top-level"/>Top Level</text:h>
      <text:p text:style-name="P1">A JSON object <text:span text:style-name="Strong_20_Emphasis"><text:span text:style-name="T1">MUST</text:span></text:span> be at the root of every JSON:API request and response containing data. This object defines a document’s “top level”.</text:p>
      <text:p text:style-name="P1"><text:span text:style-name="T41">A document </text:span><text:span text:style-name="Strong_20_Emphasis"><text:span text:style-name="T4">MUST</text:span></text:span><text:span text:style-name="T41"> contain at least one of the following top-level members:</text:span></text:p>
      <text:list xml:id="list3135973453" text:style-name="L1">
        <text:list-item>
          <text:p text:style-name="P32"><text:span text:style-name="Source_20_Text"><text:span text:style-name="T23">data</text:span></text:span><text:span text:style-name="T41">: the document’s “primary data”</text:span></text:p>
        </text:list-item>
        <text:list-item>
          <text:p text:style-name="P32"><text:span text:style-name="Source_20_Text"><text:span text:style-name="T23">errors</text:span></text:span><text:span text:style-name="T41">: an array of </text:span><text:a xlink:type="simple" xlink:href="https://jsonapi.org/format/#errors" text:style-name="Internet_20_link" text:visited-style-name="Visited_20_Internet_20_Link"><text:span text:style-name="T15">error objects</text:span></text:a></text:p>
        </text:list-item>
        <text:list-item>
          <text:p text:style-name="P15"><text:span text:style-name="Source_20_Text"><text:span text:style-name="T23">meta</text:span></text:span><text:span text:style-name="T41">: a </text:span><text:a xlink:type="simple" xlink:href="https://jsonapi.org/format/#document-meta" text:style-name="Internet_20_link" text:visited-style-name="Visited_20_Internet_20_Link"><text:span text:style-name="T15">meta object</text:span></text:a><text:span text:style-name="T41"> that contains non-standard meta-information.</text:span></text:p>
        </text:list-item>
      </text:list>
      <text:p text:style-name="P1"><text:span text:style-name="T41">The members </text:span><text:span text:style-name="Source_20_Text"><text:span text:style-name="T23">data</text:span></text:span><text:span text:style-name="T41"> and </text:span><text:span text:style-name="Source_20_Text"><text:span text:style-name="T23">errors</text:span></text:span><text:span text:style-name="T41"> </text:span><text:span text:style-name="Strong_20_Emphasis"><text:span text:style-name="T4">MUST NOT</text:span></text:span><text:span text:style-name="T41"> coexist in the same document.</text:span></text:p>
      <text:p text:style-name="P1"><text:span text:style-name="T41">A document </text:span><text:span text:style-name="Strong_20_Emphasis"><text:span text:style-name="T4">MAY</text:span></text:span><text:span text:style-name="T41"> contain any of these top-level members:</text:span></text:p>
      <text:list xml:id="list907066963" text:style-name="L2">
        <text:list-item>
          <text:p text:style-name="P33"><text:span text:style-name="Source_20_Text"><text:span text:style-name="T23">jsonapi</text:span></text:span><text:span text:style-name="T41">: an object describing the server’s implementation</text:span></text:p>
        </text:list-item>
        <text:list-item>
          <text:p text:style-name="P33"><text:span text:style-name="Source_20_Text"><text:span text:style-name="T23">links</text:span></text:span><text:span text:style-name="T41">: a </text:span><text:a xlink:type="simple" xlink:href="https://jsonapi.org/format/#document-links" text:style-name="Internet_20_link" text:visited-style-name="Visited_20_Internet_20_Link"><text:span text:style-name="T15">links object</text:span></text:a><text:span text:style-name="T41"> related to the primary data.</text:span></text:p>
        </text:list-item>
        <text:list-item>
          <text:p text:style-name="P16"><text:span text:style-name="Source_20_Text"><text:span text:style-name="T23">included</text:span></text:span><text:span text:style-name="T41">: an array of </text:span><text:a xlink:type="simple" xlink:href="https://jsonapi.org/format/#document-resource-objects" text:style-name="Internet_20_link" text:visited-style-name="Visited_20_Internet_20_Link"><text:span text:style-name="T15">resource objects</text:span></text:a><text:span text:style-name="T41"> that are related to the primary data and/or each other (“included resources”).</text:span></text:p>
        </text:list-item>
      </text:list>
      <text:p text:style-name="P1"><text:span text:style-name="T41">If a document does not contain a top-level </text:span><text:span text:style-name="Source_20_Text"><text:span text:style-name="T23">data</text:span></text:span><text:span text:style-name="T41"> key, the </text:span><text:span text:style-name="Source_20_Text"><text:span text:style-name="T23">included</text:span></text:span><text:span text:style-name="T41"> member </text:span><text:span text:style-name="Strong_20_Emphasis"><text:span text:style-name="T4">MUST NOT</text:span></text:span><text:span text:style-name="T41"> be present either.</text:span></text:p>
      <text:p text:style-name="P1"><text:span text:style-name="T45">The top-level </text:span><text:a xlink:type="simple" xlink:href="https://jsonapi.org/format/#document-links" text:style-name="Internet_20_link" text:visited-style-name="Visited_20_Internet_20_Link">links object</text:a><text:span text:style-name="T45"> </text:span><text:span text:style-name="Strong_20_Emphasis"><text:span text:style-name="T43">MAY</text:span></text:span><text:span text:style-name="T45"> contain the following members:</text:span></text:p>
      <text:list xml:id="list2740192930" text:style-name="L3">
        <text:list-item>
          <text:p text:style-name="P34"><text:span text:style-name="Source_20_Text"><text:span text:style-name="T44">self</text:span></text:span><text:span text:style-name="T45">: the </text:span><text:a xlink:type="simple" xlink:href="https://jsonapi.org/format/#document-links" text:style-name="Internet_20_link" text:visited-style-name="Visited_20_Internet_20_Link">link</text:a><text:span text:style-name="T45"> that generated the current response document.</text:span></text:p>
        </text:list-item>
        <text:list-item>
          <text:p text:style-name="P34"><text:span text:style-name="Source_20_Text"><text:span text:style-name="T44">related</text:span></text:span><text:span text:style-name="T45">: a </text:span><text:a xlink:type="simple" xlink:href="https://jsonapi.org/format/#document-resource-object-related-resource-links" text:style-name="Internet_20_link" text:visited-style-name="Visited_20_Internet_20_Link">related resource link</text:a><text:span text:style-name="T45"> when the primary data represents a resource relationship.</text:span></text:p>
        </text:list-item>
        <text:list-item>
          <text:p text:style-name="P17"><text:a xlink:type="simple" xlink:href="https://jsonapi.org/format/#fetching-pagination" text:style-name="Internet_20_link" text:visited-style-name="Visited_20_Internet_20_Link">pagination</text:a><text:span text:style-name="T45"> links for the primary data.</text:span></text:p>
        </text:list-item>
      </text:list>
      <text:p text:style-name="P1">The document’s “primary data” is a representation of the resource or collection of resources targeted by a request.</text:p>
      <text:p text:style-name="P1"><text:span text:style-name="T41">Primary data </text:span><text:span text:style-name="Strong_20_Emphasis"><text:span text:style-name="T4">MUST</text:span></text:span><text:span text:style-name="T41"> be either:</text:span></text:p>
      <text:list xml:id="list3737096576" text:style-name="L4">
        <text:list-item>
          <text:p text:style-name="P35"><text:span text:style-name="T41">a single </text:span><text:a xlink:type="simple" xlink:href="https://jsonapi.org/format/#document-resource-objects" text:style-name="Internet_20_link" text:visited-style-name="Visited_20_Internet_20_Link"><text:span text:style-name="T15">resource object</text:span></text:a><text:span text:style-name="T41">, a single </text:span><text:a xlink:type="simple" xlink:href="https://jsonapi.org/format/#document-resource-identifier-objects" text:style-name="Internet_20_link" text:visited-style-name="Visited_20_Internet_20_Link"><text:span text:style-name="T15">resource identifier object</text:span></text:a><text:span text:style-name="T41">, or </text:span><text:span text:style-name="Source_20_Text"><text:span text:style-name="T23">null</text:span></text:span><text:span text:style-name="T41">, for requests that target single resources</text:span></text:p>
        </text:list-item>
        <text:list-item>
          <text:p text:style-name="P18"><text:span text:style-name="T41">an array of </text:span><text:a xlink:type="simple" xlink:href="https://jsonapi.org/format/#document-resource-objects" text:style-name="Internet_20_link" text:visited-style-name="Visited_20_Internet_20_Link"><text:span text:style-name="T15">resource objects</text:span></text:a><text:span text:style-name="T41">, an array of </text:span><text:a xlink:type="simple" xlink:href="https://jsonapi.org/format/#document-resource-identifier-objects" text:style-name="Internet_20_link" text:visited-style-name="Visited_20_Internet_20_Link"><text:span text:style-name="T15">resource identifier objects</text:span></text:a><text:span text:style-name="T41">, or an empty array (</text:span><text:span text:style-name="Source_20_Text"><text:span text:style-name="T23">[]</text:span></text:span><text:span text:style-name="T41">), for requests that target resource collections</text:span></text:p>
        </text:list-item>
      </text:list>
      <text:p text:style-name="P1">For example, the following primary data is a single resource object:</text:p>
      <text:p text:style-name="P9"><text:soft-page-break/><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text:span></text:span><text:span text:style-name="Source_20_Text"><text:span text:style-name="T35">this</text:span></text:span><text:span text:style-name="Source_20_Text"><text:span text:style-name="T34"> </text:span></text:span><text:span text:style-name="Source_20_Text"><text:span text:style-name="T35">article's</text:span></text:span><text:span text:style-name="Source_20_Text"><text:span text:style-name="T34"> </text:span></text:span><text:span text:style-name="Source_20_Text"><text:span text:style-name="T35">attributes</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35">//</text:span></text:span><text:span text:style-name="Source_20_Text"><text:span text:style-name="T34"> </text:span></text:span><text:span text:style-name="Source_20_Text"><text:span text:style-name="T35">...</text:span></text:span><text:span text:style-name="Source_20_Text"><text:span text:style-name="T34"> </text:span></text:span><text:span text:style-name="Source_20_Text"><text:span text:style-name="T35">this</text:span></text:span><text:span text:style-name="Source_20_Text"><text:span text:style-name="T34"> </text:span></text:span><text:span text:style-name="Source_20_Text"><text:span text:style-name="T35">article's</text:span></text:span><text:span text:style-name="Source_20_Text"><text:span text:style-name="T34"> </text:span></text:span><text:span text:style-name="Source_20_Text"><text:span text:style-name="T35">relationships</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The following primary data is a single <text:a xlink:type="simple" xlink:href="https://jsonapi.org/format/#document-resource-identifier-objects" text:style-name="Internet_20_link" text:visited-style-name="Visited_20_Internet_20_Link"><text:span text:style-name="T13">resource identifier object</text:span></text:a> that references the same resource:</text:p>
      <text:p text:style-name="P9"><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text:span text:style-name="T42">A logical collection of resources </text:span><text:span text:style-name="Strong_20_Emphasis"><text:span text:style-name="T5">MUST</text:span></text:span><text:span text:style-name="T42"> be represented as an array, even if it only contains one item or is empty.</text:span></text:p>
      <text:h text:style-name="P5" text:outline-level="3"><text:bookmark text:name="document-resource-objects"/><text:bookmark text:name="auto-id--resource-objects"/>Resource Objects</text:h>
      <text:p text:style-name="P1">“Resource objects” appear in a JSON:API document to represent resources.</text:p>
      <text:p text:style-name="P1"><text:span text:style-name="T41">A resource object </text:span><text:span text:style-name="Strong_20_Emphasis"><text:span text:style-name="T4">MUST</text:span></text:span><text:span text:style-name="T41"> contain at least the following top-level members:</text:span></text:p>
      <text:list xml:id="list3335465904" text:style-name="L5">
        <text:list-item>
          <text:p text:style-name="P36"><text:span text:style-name="Source_20_Text"><text:span text:style-name="T23">id</text:span></text:span></text:p>
        </text:list-item>
        <text:list-item>
          <text:p text:style-name="P19"><text:span text:style-name="Source_20_Text"><text:span text:style-name="T23">type</text:span></text:span></text:p>
        </text:list-item>
      </text:list>
      <text:p text:style-name="P1"><text:span text:style-name="T40">Exception: The </text:span><text:span text:style-name="Source_20_Text"><text:span text:style-name="T22">id</text:span></text:span><text:span text:style-name="T40"> member is not required when the resource object originates at the client and represents a new resource to be created on the server.</text:span></text:p>
      <text:p text:style-name="P1"><text:span text:style-name="T41">In addition, a resource object </text:span><text:span text:style-name="Strong_20_Emphasis"><text:span text:style-name="T4">MAY</text:span></text:span><text:span text:style-name="T41"> contain any of these top-level members:</text:span></text:p>
      <text:list xml:id="list3525247510" text:style-name="L6">
        <text:list-item>
          <text:p text:style-name="P37"><text:span text:style-name="Source_20_Text"><text:span text:style-name="T23">attributes</text:span></text:span><text:span text:style-name="T41">: an </text:span><text:a xlink:type="simple" xlink:href="https://jsonapi.org/format/#document-resource-object-attributes" text:style-name="Internet_20_link" text:visited-style-name="Visited_20_Internet_20_Link"><text:span text:style-name="T15">attributes object</text:span></text:a><text:span text:style-name="T41"> representing some of the resource’s data.</text:span></text:p>
        </text:list-item>
        <text:list-item>
          <text:p text:style-name="P37"><text:span text:style-name="Source_20_Text"><text:span text:style-name="T23">relationships</text:span></text:span><text:span text:style-name="T41">: a </text:span><text:a xlink:type="simple" xlink:href="https://jsonapi.org/format/#document-resource-object-relationships" text:style-name="Internet_20_link" text:visited-style-name="Visited_20_Internet_20_Link"><text:span text:style-name="T15">relationships object</text:span></text:a><text:span text:style-name="T41"> describing relationships between the resource and other JSON:API resources.</text:span></text:p>
        </text:list-item>
        <text:list-item>
          <text:p text:style-name="P37"><text:span text:style-name="Source_20_Text"><text:span text:style-name="T23">links</text:span></text:span><text:span text:style-name="T41">: a </text:span><text:a xlink:type="simple" xlink:href="https://jsonapi.org/format/#document-links" text:style-name="Internet_20_link" text:visited-style-name="Visited_20_Internet_20_Link"><text:span text:style-name="T15">links object</text:span></text:a><text:span text:style-name="T41"> containing links related to the resource.</text:span></text:p>
        </text:list-item>
        <text:list-item>
          <text:p text:style-name="P20"><text:span text:style-name="Source_20_Text"><text:span text:style-name="T23">meta</text:span></text:span><text:span text:style-name="T41">: a </text:span><text:a xlink:type="simple" xlink:href="https://jsonapi.org/format/#document-meta" text:style-name="Internet_20_link" text:visited-style-name="Visited_20_Internet_20_Link"><text:span text:style-name="T15">meta object</text:span></text:a><text:span text:style-name="T41"> containing non-standard meta-information about a resource that can not be represented as an attribute or relationship.</text:span></text:p>
        </text:list-item>
      </text:list>
      <text:p text:style-name="P1"><text:soft-page-break/>Here’s how an article (i.e. a resource of type “articles”) might appear in a document:</text:p>
      <text:p text:style-name="P9"><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Rails is Omakase"</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articles/1/relationships/author"</text:span></text:span><text:span text:style-name="Source_20_Text"><text:span text:style-name="T28">,</text:span></text:span></text:p>
      <text:p text:style-name="P14"><text:span text:style-name="Source_20_Text"><text:span text:style-name="T27"><text:s text:c="8"/></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articles/1/author"</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8">}</text:span></text:span></text:p>
      <text:p text:style-name="P13"><text:span text:style-name="Source_20_Text"><text:span text:style-name="T35">//</text:span></text:span><text:span text:style-name="Source_20_Text"><text:span text:style-name="T34"> </text:span></text:span><text:span text:style-name="Source_20_Text"><text:span text:style-name="T35">...</text:span></text:span></text:p>
      <text:h text:style-name="P6" text:outline-level="4"><text:bookmark text:name="document-resource-object-identification"/><text:bookmark text:name="auto-id--identification"/>Identification</text:h>
      <text:p text:style-name="P1"><text:span text:style-name="T41">Every </text:span><text:a xlink:type="simple" xlink:href="https://jsonapi.org/format/#document-resource-objects" text:style-name="Internet_20_link" text:visited-style-name="Visited_20_Internet_20_Link"><text:span text:style-name="T15">resource object</text:span></text:a><text:span text:style-name="T41"> </text:span><text:span text:style-name="Strong_20_Emphasis"><text:span text:style-name="T4">MUST</text:span></text:span><text:span text:style-name="T41"> contain an </text:span><text:span text:style-name="Source_20_Text"><text:span text:style-name="T23">id</text:span></text:span><text:span text:style-name="T41"> member and a </text:span><text:span text:style-name="Source_20_Text"><text:span text:style-name="T23">type</text:span></text:span><text:span text:style-name="T41"> member. The values of the </text:span><text:span text:style-name="Source_20_Text"><text:span text:style-name="T23">id</text:span></text:span><text:span text:style-name="T41">and </text:span><text:span text:style-name="Source_20_Text"><text:span text:style-name="T23">type</text:span></text:span><text:span text:style-name="T41"> members </text:span><text:span text:style-name="Strong_20_Emphasis"><text:span text:style-name="T4">MUST</text:span></text:span><text:span text:style-name="T41"> be strings.</text:span></text:p>
      <text:p text:style-name="P1">Within a given API, each resource object’s <text:span text:style-name="Source_20_Text"><text:span text:style-name="T20">type</text:span></text:span> and <text:span text:style-name="Source_20_Text"><text:span text:style-name="T20">id</text:span></text:span> pair <text:span text:style-name="Strong_20_Emphasis"><text:span text:style-name="T1">MUST</text:span></text:span> identify a single, unique resource. (The set of URIs controlled by a server, or multiple servers acting as one, constitute an API.)</text:p>
      <text:p text:style-name="P1">The <text:span text:style-name="Source_20_Text"><text:span text:style-name="T20">type</text:span></text:span> member is used to describe <text:a xlink:type="simple" xlink:href="https://jsonapi.org/format/#document-resource-objects" text:style-name="Internet_20_link" text:visited-style-name="Visited_20_Internet_20_Link"><text:span text:style-name="T13">resource objects</text:span></text:a> that share common attributes and relationships.</text:p>
      <text:p text:style-name="P1"><text:span text:style-name="T41">The values of </text:span><text:span text:style-name="Source_20_Text"><text:span text:style-name="T23">type</text:span></text:span><text:span text:style-name="T41"> members </text:span><text:span text:style-name="Strong_20_Emphasis"><text:span text:style-name="T4">MUST</text:span></text:span><text:span text:style-name="T41"> adhere to the same constraints as </text:span><text:a xlink:type="simple" xlink:href="https://jsonapi.org/format/#document-member-names" text:style-name="Internet_20_link" text:visited-style-name="Visited_20_Internet_20_Link"><text:span text:style-name="T15">member names</text:span></text:a><text:span text:style-name="T41">.</text:span></text:p>
      <text:p text:style-name="P12"><text:span text:style-name="T36">Note: This spec is agnostic about inflection rules, so the value of </text:span><text:span text:style-name="Source_20_Text"><text:span text:style-name="T37">type</text:span></text:span><text:span text:style-name="T36"> can be either plural or singular. However, the same value should be used consistently throughout an implementation.</text:span></text:p>
      <text:h text:style-name="P6" text:outline-level="4"><text:bookmark text:name="document-resource-object-fields"/><text:bookmark text:name="auto-id--fields"/>Fields</text:h>
      <text:p text:style-name="P1">A resource object’s <text:a xlink:type="simple" xlink:href="https://jsonapi.org/format/#document-resource-object-attributes" text:style-name="Internet_20_link" text:visited-style-name="Visited_20_Internet_20_Link"><text:span text:style-name="T13">attributes</text:span></text:a> and its <text:a xlink:type="simple" xlink:href="https://jsonapi.org/format/#document-resource-object-relationships" text:style-name="Internet_20_link" text:visited-style-name="Visited_20_Internet_20_Link"><text:span text:style-name="T13">relationships</text:span></text:a> are collectively called its “<text:a xlink:type="simple" xlink:href="https://jsonapi.org/format/#document-resource-object-fields" text:style-name="Internet_20_link" text:visited-style-name="Visited_20_Internet_20_Link"><text:span text:style-name="T13">fields</text:span></text:a>”.</text:p>
      <text:p text:style-name="P1"><text:soft-page-break/>Fields for a <text:a xlink:type="simple" xlink:href="https://jsonapi.org/format/#document-resource-objects" text:style-name="Internet_20_link" text:visited-style-name="Visited_20_Internet_20_Link"><text:span text:style-name="T13">resource object</text:span></text:a> <text:span text:style-name="Strong_20_Emphasis"><text:span text:style-name="T1">MUST</text:span></text:span> share a common namespace with each other and with <text:span text:style-name="Source_20_Text"><text:span text:style-name="T20">type</text:span></text:span> and <text:span text:style-name="Source_20_Text"><text:span text:style-name="T20">id</text:span></text:span>. In other words, a resource can not have an attribute and relationship with the same name, nor can it have an attribute or relationship named <text:span text:style-name="Source_20_Text"><text:span text:style-name="T20">type</text:span></text:span> or <text:span text:style-name="Source_20_Text"><text:span text:style-name="T20">id</text:span></text:span>.</text:p>
      <text:h text:style-name="P6" text:outline-level="4"><text:bookmark text:name="document-resource-object-attributes"/><text:bookmark text:name="auto-id--attributes"/>Attributes</text:h>
      <text:p text:style-name="P1"><text:span text:style-name="T41">The value of the </text:span><text:span text:style-name="Source_20_Text"><text:span text:style-name="T23">attributes</text:span></text:span><text:span text:style-name="T41"> key </text:span><text:span text:style-name="Strong_20_Emphasis"><text:span text:style-name="T4">MUST</text:span></text:span><text:span text:style-name="T41">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13">resource object</text:span></text:a> in which it’s defined.</text:p>
      <text:p text:style-name="P1">Attributes may contain any valid JSON value.</text:p>
      <text:p text:style-name="P1">Complex data structures involving JSON objects and arrays are allowed as attribute values. <text:span text:style-name="T41">However, any object that constitutes or is contained in an attribute </text:span><text:span text:style-name="Strong_20_Emphasis"><text:span text:style-name="T4">MUST NOT</text:span></text:span><text:span text:style-name="T41"> contain a </text:span><text:span text:style-name="Source_20_Text"><text:span text:style-name="T23">relationships</text:span></text:span><text:span text:style-name="T41"> or </text:span><text:span text:style-name="Source_20_Text"><text:span text:style-name="T23">links</text:span></text:span><text:span text:style-name="T41"> member, as those members are reserved by this specification for future use.</text:span></text:p>
      <text:p text:style-name="P1">Although has-one foreign keys (e.g. <text:span text:style-name="Source_20_Text"><text:span text:style-name="T20">author_id</text:span></text:span>) are often stored internally alongside other information to be represented in a resource object, these keys <text:span text:style-name="Strong_20_Emphasis"><text:span text:style-name="T1">SHOULD NOT</text:span></text:span> appear as attributes.</text:p>
      <text:p text:style-name="P12"><text:span text:style-name="T36">Note: See </text:span><text:a xlink:type="simple" xlink:href="https://jsonapi.org/format/#document-resource-object-fields" text:style-name="Internet_20_link" text:visited-style-name="Visited_20_Internet_20_Link"><text:span text:style-name="T13">fields</text:span></text:a><text:span text:style-name="T36"> and </text:span><text:a xlink:type="simple" xlink:href="https://jsonapi.org/format/#document-member-names" text:style-name="Internet_20_link" text:visited-style-name="Visited_20_Internet_20_Link"><text:span text:style-name="T13">member names</text:span></text:a><text:span text:style-name="T36"> for more restrictions on this container.</text:span></text:p>
      <text:h text:style-name="P6" text:outline-level="4"><text:bookmark text:name="document-resource-object-relationships"/><text:bookmark text:name="auto-id--relationships"/>Relationships</text:h>
      <text:p text:style-name="P1"><text:span text:style-name="T41">The value of the </text:span><text:span text:style-name="Source_20_Text"><text:span text:style-name="T23">relationships</text:span></text:span><text:span text:style-name="T41"> key </text:span><text:span text:style-name="Strong_20_Emphasis"><text:span text:style-name="T4">MUST</text:span></text:span><text:span text:style-name="T41"> be an object (a “relationships object”). Members of the relationships object (“relationships”) represent references from the </text:span><text:a xlink:type="simple" xlink:href="https://jsonapi.org/format/#document-resource-objects" text:style-name="Internet_20_link" text:visited-style-name="Visited_20_Internet_20_Link"><text:span text:style-name="T15">resource object</text:span></text:a><text:span text:style-name="T41"> in which it’s defined to other resource objects.</text:span></text:p>
      <text:p text:style-name="P2">Relationships may be to-one or to-many.</text:p>
      <text:p text:style-name="P1"><text:bookmark text:name="document-resource-object-relationships-relationship-object"/><text:span text:style-name="T41">A “relationship object” </text:span><text:span text:style-name="Strong_20_Emphasis"><text:span text:style-name="T4">MUST</text:span></text:span><text:span text:style-name="T41"> contain at least one of the following:</text:span></text:p>
      <text:list xml:id="list942310188" text:style-name="L7">
        <text:list-item>
          <text:p text:style-name="P38"><text:span text:style-name="Source_20_Text"><text:span text:style-name="T23">links</text:span></text:span><text:span text:style-name="T41">: a </text:span><text:a xlink:type="simple" xlink:href="https://jsonapi.org/format/#document-links" text:style-name="Internet_20_link" text:visited-style-name="Visited_20_Internet_20_Link"><text:span text:style-name="T15">links object</text:span></text:a><text:span text:style-name="T41"> containing at least one of the following:</text:span></text:p>
          <text:list>
            <text:list-item>
              <text:p text:style-name="P38"><text:span text:style-name="Source_20_Text"><text:span text:style-name="T23">self</text:span></text:span><text:span text:style-name="T39">: a link for the relationship itself (a “relationship link”). This link allows the client to directly manipulate the relationship. For example, removing an </text:span><text:span text:style-name="Source_20_Text"><text:span text:style-name="T21">author</text:span></text:span><text:span text:style-name="T39"> through an </text:span><text:span text:style-name="Source_20_Text"><text:span text:style-name="T21">article</text:span></text:span><text:span text:style-name="T39">’s relationship URL would disconnect the person from the </text:span><text:span text:style-name="Source_20_Text"><text:span text:style-name="T21">article</text:span></text:span><text:span text:style-name="T39"> without deleting the </text:span><text:span text:style-name="Source_20_Text"><text:span text:style-name="T21">people</text:span></text:span><text:span text:style-name="T39"> resource itself. When fetched successfully, this link returns the </text:span><text:a xlink:type="simple" xlink:href="https://jsonapi.org/format/#document-resource-object-linkage" text:style-name="Internet_20_link" text:visited-style-name="Visited_20_Internet_20_Link"><text:span text:style-name="T17">linkage</text:span></text:a><text:span text:style-name="T39"> for the related resources as its primary data. (See </text:span><text:a xlink:type="simple" xlink:href="https://jsonapi.org/format/#fetching-relationships" text:style-name="Internet_20_link" text:visited-style-name="Visited_20_Internet_20_Link"><text:span text:style-name="T17">Fetching Relationships</text:span></text:a><text:span text:style-name="T39">.)</text:span></text:p>
            </text:list-item>
            <text:list-item>
              <text:p text:style-name="P38"><text:span text:style-name="Source_20_Text"><text:span text:style-name="T23">related</text:span></text:span><text:span text:style-name="T41">: a </text:span><text:a xlink:type="simple" xlink:href="https://jsonapi.org/format/#document-resource-object-related-resource-links" text:style-name="Internet_20_link" text:visited-style-name="Visited_20_Internet_20_Link"><text:span text:style-name="T15">related resource link</text:span></text:a></text:p>
            </text:list-item>
          </text:list>
        </text:list-item>
        <text:list-item>
          <text:p text:style-name="P38"><text:soft-page-break/><text:span text:style-name="Source_20_Text"><text:span text:style-name="T23">data</text:span></text:span><text:span text:style-name="T41">: </text:span><text:a xlink:type="simple" xlink:href="https://jsonapi.org/format/#document-resource-object-linkage" text:style-name="Internet_20_link" text:visited-style-name="Visited_20_Internet_20_Link"><text:span text:style-name="T15">resource linkage</text:span></text:a></text:p>
        </text:list-item>
        <text:list-item>
          <text:p text:style-name="P21"><text:span text:style-name="Source_20_Text"><text:span text:style-name="T23">meta</text:span></text:span><text:span text:style-name="T41">: a </text:span><text:a xlink:type="simple" xlink:href="https://jsonapi.org/format/#document-meta" text:style-name="Internet_20_link" text:visited-style-name="Visited_20_Internet_20_Link"><text:span text:style-name="T15">meta object</text:span></text:a><text:span text:style-name="T41"> that contains non-standard meta-information about the relationship.</text:span></text:p>
        </text:list-item>
      </text:list>
      <text:p text:style-name="P1"><text:span text:style-name="T41">A relationship object that represents a to-many relationship </text:span><text:span text:style-name="Strong_20_Emphasis"><text:span text:style-name="T4">MAY</text:span></text:span><text:span text:style-name="T41"> also contain </text:span><text:a xlink:type="simple" xlink:href="https://jsonapi.org/format/#fetching-pagination" text:style-name="Internet_20_link" text:visited-style-name="Visited_20_Internet_20_Link"><text:span text:style-name="T15">pagination</text:span></text:a><text:span text:style-name="T41"> links under the </text:span><text:span text:style-name="Source_20_Text"><text:span text:style-name="T23">links</text:span></text:span><text:span text:style-name="T41"> member, as described below. </text:span><text:span text:style-name="T46">Any </text:span><text:a xlink:type="simple" xlink:href="https://jsonapi.org/format/#fetching-pagination" text:style-name="Internet_20_link" text:visited-style-name="Visited_20_Internet_20_Link"><text:span text:style-name="T19">pagination</text:span></text:a><text:span text:style-name="T46"> links in a relationship object </text:span><text:span text:style-name="Strong_20_Emphasis"><text:span text:style-name="T6">MUST</text:span></text:span><text:span text:style-name="T46"> paginate the relationship data, not the related resources.</text:span></text:p>
      <text:p text:style-name="P12"><text:span text:style-name="T36">Note: See </text:span><text:a xlink:type="simple" xlink:href="https://jsonapi.org/format/#document-resource-object-fields" text:style-name="Internet_20_link" text:visited-style-name="Visited_20_Internet_20_Link"><text:span text:style-name="T13">fields</text:span></text:a><text:span text:style-name="T36"> and </text:span><text:a xlink:type="simple" xlink:href="https://jsonapi.org/format/#document-member-names" text:style-name="Internet_20_link" text:visited-style-name="Visited_20_Internet_20_Link"><text:span text:style-name="T13">member names</text:span></text:a><text:span text:style-name="T36"> for more restrictions on this container.</text:span></text:p>
      <text:h text:style-name="P6" text:outline-level="4"><text:bookmark text:name="document-resource-object-related-resource-links"/><text:bookmark text:name="auto-id--related-resource-links"/>Related Resource Links</text:h>
      <text:p text:style-name="P1"><text:span text:style-name="T40">A “related resource link” provides access to </text:span><text:a xlink:type="simple" xlink:href="https://jsonapi.org/format/#document-resource-objects" text:style-name="Internet_20_link" text:visited-style-name="Visited_20_Internet_20_Link"><text:span text:style-name="T18">resource objects</text:span></text:a><text:span text:style-name="T40"> </text:span><text:a xlink:type="simple" xlink:href="https://jsonapi.org/format/#document-links" text:style-name="Internet_20_link" text:visited-style-name="Visited_20_Internet_20_Link"><text:span text:style-name="T18">linked</text:span></text:a><text:span text:style-name="T40"> in a </text:span><text:a xlink:type="simple" xlink:href="https://jsonapi.org/format/#document-resource-object-relationships" text:style-name="Internet_20_link" text:visited-style-name="Visited_20_Internet_20_Link"><text:span text:style-name="T18">relationship</text:span></text:a><text:span text:style-name="T40">. When fetched, the related resource object(s) are returned as the response’s primary data.</text:span></text:p>
      <text:p text:style-name="P1"><text:span text:style-name="T40">For example, an </text:span><text:span text:style-name="Source_20_Text"><text:span text:style-name="T22">article</text:span></text:span><text:span text:style-name="T40">’s </text:span><text:span text:style-name="Source_20_Text"><text:span text:style-name="T22">comments</text:span></text:span><text:span text:style-name="T40"> </text:span><text:a xlink:type="simple" xlink:href="https://jsonapi.org/format/#document-resource-object-relationships" text:style-name="Internet_20_link" text:visited-style-name="Visited_20_Internet_20_Link"><text:span text:style-name="T18">relationship</text:span></text:a><text:span text:style-name="T40"> could specify a </text:span><text:a xlink:type="simple" xlink:href="https://jsonapi.org/format/#document-links" text:style-name="Internet_20_link" text:visited-style-name="Visited_20_Internet_20_Link"><text:span text:style-name="T18">link</text:span></text:a><text:span text:style-name="T40"> that returns a collection of comment </text:span><text:a xlink:type="simple" xlink:href="https://jsonapi.org/format/#document-resource-objects" text:style-name="Internet_20_link" text:visited-style-name="Visited_20_Internet_20_Link"><text:span text:style-name="T18">resource objects</text:span></text:a><text:span text:style-name="T40"> when retrieved through a </text:span><text:span text:style-name="Source_20_Text"><text:span text:style-name="T22">GET</text:span></text:span><text:span text:style-name="T40"> request.</text:span></text:p>
      <text:p text:style-name="P1"><text:span text:style-name="T40">If present, a related resource link </text:span><text:span text:style-name="Strong_20_Emphasis"><text:span text:style-name="T8">MUST</text:span></text:span><text:span text:style-name="T40"> reference a valid URL, even if the relationship isn’t currently associated with any target resources. Additionally, a related resource link </text:span><text:span text:style-name="Strong_20_Emphasis"><text:span text:style-name="T8">MUST NOT</text:span></text:span><text:span text:style-name="T40"> change because its relationship’s content changes.</text:span></text:p>
      <text:h text:style-name="P6" text:outline-level="4"><text:bookmark text:name="document-resource-object-linkage"/><text:bookmark text:name="auto-id--resource-linkage"/>Resource Linkage</text:h>
      <text:p text:style-name="P1"><text:span text:style-name="T40">Resource linkage in a </text:span><text:a xlink:type="simple" xlink:href="https://jsonapi.org/format/#document-compound-documents" text:style-name="Internet_20_link" text:visited-style-name="Visited_20_Internet_20_Link"><text:span text:style-name="T18">compound document</text:span></text:a><text:span text:style-name="T40"> allows a client to link together all of the included </text:span><text:a xlink:type="simple" xlink:href="https://jsonapi.org/format/#document-resource-objects" text:style-name="Internet_20_link" text:visited-style-name="Visited_20_Internet_20_Link"><text:span text:style-name="T18">resource objects</text:span></text:a><text:span text:style-name="T40"> without having to </text:span><text:span text:style-name="Source_20_Text"><text:span text:style-name="T22">GET</text:span></text:span><text:span text:style-name="T40"> any URLs via </text:span><text:a xlink:type="simple" xlink:href="https://jsonapi.org/format/#document-links" text:style-name="Internet_20_link" text:visited-style-name="Visited_20_Internet_20_Link"><text:span text:style-name="T18">links</text:span></text:a><text:span text:style-name="T40">.</text:span></text:p>
      <text:p text:style-name="P1"><text:span text:style-name="T41">Resource linkage </text:span><text:span text:style-name="Strong_20_Emphasis"><text:span text:style-name="T4">MUST</text:span></text:span><text:span text:style-name="T41"> be represented as one of the following:</text:span></text:p>
      <text:list xml:id="list826602281" text:style-name="L8">
        <text:list-item>
          <text:p text:style-name="P39"><text:span text:style-name="Source_20_Text"><text:span text:style-name="T23">null</text:span></text:span><text:span text:style-name="T41"> for empty to-one relationships.</text:span></text:p>
        </text:list-item>
        <text:list-item>
          <text:p text:style-name="P39"><text:span text:style-name="T41">an empty array (</text:span><text:span text:style-name="Source_20_Text"><text:span text:style-name="T23">[]</text:span></text:span><text:span text:style-name="T41">) for empty to-many relationships.</text:span></text:p>
        </text:list-item>
        <text:list-item>
          <text:p text:style-name="P39"><text:span text:style-name="T41">a single </text:span><text:a xlink:type="simple" xlink:href="https://jsonapi.org/format/#document-resource-identifier-objects" text:style-name="Internet_20_link" text:visited-style-name="Visited_20_Internet_20_Link"><text:span text:style-name="T15">resource identifier object</text:span></text:a><text:span text:style-name="T41"> for non-empty to-one relationships.</text:span></text:p>
        </text:list-item>
        <text:list-item>
          <text:p text:style-name="P22"><text:span text:style-name="T41">an array of </text:span><text:a xlink:type="simple" xlink:href="https://jsonapi.org/format/#document-resource-identifier-objects" text:style-name="Internet_20_link" text:visited-style-name="Visited_20_Internet_20_Link"><text:span text:style-name="T15">resource identifier objects</text:span></text:a><text:span text:style-name="T41"> for non-empty to-many relationships.</text:span></text:p>
        </text:list-item>
      </text:list>
      <text:p text:style-name="P11">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1">For example, the following article is associated with an <text:span text:style-name="Source_20_Text"><text:span text:style-name="T20">author</text:span></text:span>:</text:p>
      <text:p text:style-name="P9"><text:soft-page-break/><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Rails is Omakase"</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relationships/author"</text:span></text:span><text:span text:style-name="Source_20_Text"><text:span text:style-name="T28">,</text:span></text:span></text:p>
      <text:p text:style-name="P14"><text:span text:style-name="Source_20_Text"><text:span text:style-name="T27"><text:s text:c="8"/></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http://example.com/articles/1/author"</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8">}</text:span></text:span></text:p>
      <text:p text:style-name="P13"><text:span text:style-name="Source_20_Text"><text:span text:style-name="T35">//</text:span></text:span><text:span text:style-name="Source_20_Text"><text:span text:style-name="T34"> </text:span></text:span><text:span text:style-name="Source_20_Text"><text:span text:style-name="T35">...</text:span></text:span></text:p>
      <text:p text:style-name="P1">The <text:span text:style-name="Source_20_Text"><text:span text:style-name="T20">author</text:span></text:span> relationship includes a link for the relationship itself (which allows the client to change the related author directly), a related resource link to fetch the resource objects, and linkage information.</text:p>
      <text:h text:style-name="P6" text:outline-level="4"><text:bookmark text:name="document-resource-object-links"/><text:bookmark text:name="auto-id--resource-links"/>Resource Links</text:h>
      <text:p text:style-name="P1"><text:span text:style-name="T39">The optional </text:span><text:span text:style-name="Source_20_Text"><text:span text:style-name="T21">links</text:span></text:span><text:span text:style-name="T39"> member within each </text:span><text:a xlink:type="simple" xlink:href="https://jsonapi.org/format/#document-resource-objects" text:style-name="Internet_20_link" text:visited-style-name="Visited_20_Internet_20_Link"><text:span text:style-name="T17">resource object</text:span></text:a><text:span text:style-name="T39"> contains </text:span><text:a xlink:type="simple" xlink:href="https://jsonapi.org/format/#document-links" text:style-name="Internet_20_link" text:visited-style-name="Visited_20_Internet_20_Link"><text:span text:style-name="T17">links</text:span></text:a><text:span text:style-name="T39"> related to the resource.</text:span></text:p>
      <text:p text:style-name="P1"><text:span text:style-name="T39">If present, this links object </text:span><text:span text:style-name="Strong_20_Emphasis"><text:span text:style-name="T3">MAY</text:span></text:span><text:span text:style-name="T39"> contain a </text:span><text:span text:style-name="Source_20_Text"><text:span text:style-name="T21">self</text:span></text:span><text:span text:style-name="T39"> </text:span><text:a xlink:type="simple" xlink:href="https://jsonapi.org/format/#document-links" text:style-name="Internet_20_link" text:visited-style-name="Visited_20_Internet_20_Link"><text:span text:style-name="T17">link</text:span></text:a><text:span text:style-name="T39"> that identifies the resource represented by the resource object.</text:span></text:p>
      <text:p text:style-name="P9"><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Rails is Omakase"</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8">}</text:span></text:span></text:p>
      <text:p text:style-name="P13"><text:span text:style-name="Source_20_Text"><text:span text:style-name="T35">//</text:span></text:span><text:span text:style-name="Source_20_Text"><text:span text:style-name="T34"> </text:span></text:span><text:span text:style-name="Source_20_Text"><text:span text:style-name="T35">...</text:span></text:span></text:p>
      <text:p text:style-name="P1">A server <text:span text:style-name="Strong_20_Emphasis"><text:span text:style-name="T1">MUST</text:span></text:span> respond to a <text:span text:style-name="Source_20_Text"><text:span text:style-name="T20">GET</text:span></text:span> request to the specified URL with a response that includes the resource as the primary data.</text:p>
      <text:h text:style-name="P5" text:outline-level="3"><text:bookmark text:name="document-resource-identifier-objects"/><text:bookmark text:name="auto-id--resource-identifier-objects"/><text:soft-page-break/>Resource Identifier Objects</text:h>
      <text:p text:style-name="P2">A “resource identifier object” is an object that identifies an individual resource.</text:p>
      <text:p text:style-name="P1"><text:span text:style-name="T41">A “resource identifier object” </text:span><text:span text:style-name="Strong_20_Emphasis"><text:span text:style-name="T4">MUST</text:span></text:span><text:span text:style-name="T41"> contain </text:span><text:span text:style-name="Source_20_Text"><text:span text:style-name="T23">type</text:span></text:span><text:span text:style-name="T41"> and </text:span><text:span text:style-name="Source_20_Text"><text:span text:style-name="T23">id</text:span></text:span><text:span text:style-name="T41"> members.</text:span></text:p>
      <text:p text:style-name="P1"><text:span text:style-name="T41">A “resource identifier object” </text:span><text:span text:style-name="Strong_20_Emphasis"><text:span text:style-name="T4">MAY</text:span></text:span><text:span text:style-name="T41"> also include a </text:span><text:span text:style-name="Source_20_Text"><text:span text:style-name="T23">meta</text:span></text:span><text:span text:style-name="T41"> member, whose value is a </text:span><text:a xlink:type="simple" xlink:href="https://jsonapi.org/format/#document-meta" text:style-name="Internet_20_link" text:visited-style-name="Visited_20_Internet_20_Link"><text:span text:style-name="T15">meta</text:span></text:a><text:span text:style-name="T41"> object that contains non-standard meta-information.</text:span></text:p>
      <text:h text:style-name="P5" text:outline-level="3"><text:bookmark text:name="document-compound-documents"/><text:bookmark text:name="auto-id--compound-documents"/>Compound Documents</text:h>
      <text:p text:style-name="P1">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1"><text:span text:style-name="T39">In a compound document, all included resources </text:span><text:span text:style-name="Strong_20_Emphasis"><text:span text:style-name="T3">MUST</text:span></text:span><text:span text:style-name="T39"> be represented as an array of </text:span><text:a xlink:type="simple" xlink:href="https://jsonapi.org/format/#document-resource-objects" text:style-name="Internet_20_link" text:visited-style-name="Visited_20_Internet_20_Link"><text:span text:style-name="T17">resource objects</text:span></text:a><text:span text:style-name="T39">in a top-level </text:span><text:span text:style-name="Source_20_Text"><text:span text:style-name="T21">included</text:span></text:span><text:span text:style-name="T39"> member.</text:span></text:p>
      <text:p text:style-name="P1"><text:span text:style-name="T39">Compound documents require “full linkage”, meaning that every included resource </text:span><text:span text:style-name="Strong_20_Emphasis"><text:span text:style-name="T3">MUST</text:span></text:span><text:span text:style-name="T39"> be identified by at least one </text:span><text:a xlink:type="simple" xlink:href="https://jsonapi.org/format/#document-resource-identifier-objects" text:style-name="Internet_20_link" text:visited-style-name="Visited_20_Internet_20_Link"><text:span text:style-name="T17">resource identifier object</text:span></text:a><text:span text:style-name="T39"> in the same document. These resource identifier objects could either be primary data or represent resource linkage contained within primary or included resources.</text:span></text:p>
      <text:p text:style-name="P1"><text:span text:style-name="T39">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7">sparse fieldsets</text:span></text:a><text:span text:style-name="T39">.</text:span></text:p>
      <text:p text:style-name="P12"><text:span text:style-name="T36">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13">resource objects</text:span></text:a><text:span text:style-name="T36"> or </text:span><text:a xlink:type="simple" xlink:href="https://jsonapi.org/format/#document-resource-identifier-objects" text:style-name="Internet_20_link" text:visited-style-name="Visited_20_Internet_20_Link"><text:span text:style-name="T13">resource identifier objects</text:span></text:a><text:span text:style-name="T36">) or to each other.</text:span></text:p>
      <text:p text:style-name="P1">A complete example document with multiple included relationships:</text:p>
      <text:p text:style-name="P9"><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JSON:API paints my bikeshed!"</text:span></text:span></text:p>
      <text:p text:style-name="P14"><text:span text:style-name="Source_20_Text"><text:span text:style-name="T27"><text:s text:c="4"/></text:span></text:span><text:span text:style-name="Source_20_Text"><text:span text:style-name="T28">},</text:span></text:span></text:p>
      <text:p text:style-name="P14"><text:soft-page-break/><text:span text:style-name="Source_20_Text"><text:span text:style-name="T27"><text:s text:c="4"/></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10"/></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relationships/author"</text:span></text:span><text:span text:style-name="Source_20_Text"><text:span text:style-name="T28">,</text:span></text:span></text:p>
      <text:p text:style-name="P14"><text:span text:style-name="Source_20_Text"><text:span text:style-name="T27"><text:s text:c="10"/></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http://example.com/articles/1/author"</text:span></text:span></text:p>
      <text:p text:style-name="P14"><text:span text:style-name="Source_20_Text"><text:span text:style-name="T27"><text:s text:c="8"/></text:span></text:span><text:span text:style-name="Source_20_Text"><text:span text:style-name="T28">},</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comments</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10"/></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relationships/comments"</text:span></text:span><text:span text:style-name="Source_20_Text"><text:span text:style-name="T28">,</text:span></text:span></text:p>
      <text:p text:style-name="P14"><text:span text:style-name="Source_20_Text"><text:span text:style-name="T27"><text:s text:c="10"/></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http://example.com/articles/1/comments"</text:span></text:span></text:p>
      <text:p text:style-name="P14"><text:span text:style-name="Source_20_Text"><text:span text:style-name="T27"><text:s text:c="8"/></text:span></text:span><text:span text:style-name="Source_20_Text"><text:span text:style-name="T28">},</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10"/></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5"</text:span></text:span><text:span text:style-name="Source_20_Text"><text:span text:style-name="T28"> },</text:span></text:span></text:p>
      <text:p text:style-name="P14"><text:span text:style-name="Source_20_Text"><text:span text:style-name="T27"><text:s text:c="10"/></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2"</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included</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first-name</text:span></text:span><text:span text:style-name="Source_20_Text"><text:span text:style-name="T28">": </text:span></text:span><text:span text:style-name="Source_20_Text"><text:span text:style-name="T32">"Dan"</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last-name</text:span></text:span><text:span text:style-name="Source_20_Text"><text:span text:style-name="T28">": </text:span></text:span><text:span text:style-name="Source_20_Text"><text:span text:style-name="T32">"Gebhardt"</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twitter</text:span></text:span><text:span text:style-name="Source_20_Text"><text:span text:style-name="T28">": </text:span></text:span><text:span text:style-name="Source_20_Text"><text:span text:style-name="T32">"dgeb"</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people/9"</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5"</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body</text:span></text:span><text:span text:style-name="Source_20_Text"><text:span text:style-name="T28">": </text:span></text:span><text:span text:style-name="Source_20_Text"><text:span text:style-name="T32">"First!"</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2"</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comments/5"</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2"</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body</text:span></text:span><text:span text:style-name="Source_20_Text"><text:span text:style-name="T28">": </text:span></text:span><text:span text:style-name="Source_20_Text"><text:span text:style-name="T32">"I like XML better"</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oft-page-break/><text:span text:style-name="Source_20_Text"><text:span text:style-name="T27"><text:s text:c="4"/></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comments/12"</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text:span text:style-name="T39">A </text:span><text:a xlink:type="simple" xlink:href="https://jsonapi.org/format/#document-compound-documents" text:style-name="Internet_20_link" text:visited-style-name="Visited_20_Internet_20_Link"><text:span text:style-name="T17">compound document</text:span></text:a><text:span text:style-name="T39"> </text:span><text:span text:style-name="Strong_20_Emphasis"><text:span text:style-name="T3">MUST NOT</text:span></text:span><text:span text:style-name="T39"> include more than one </text:span><text:a xlink:type="simple" xlink:href="https://jsonapi.org/format/#document-resource-objects" text:style-name="Internet_20_link" text:visited-style-name="Visited_20_Internet_20_Link"><text:span text:style-name="T17">resource object</text:span></text:a><text:span text:style-name="T39"> for each </text:span><text:span text:style-name="Source_20_Text"><text:span text:style-name="T21">type</text:span></text:span><text:span text:style-name="T39"> and </text:span><text:span text:style-name="Source_20_Text"><text:span text:style-name="T21">id</text:span></text:span><text:span text:style-name="T39">pair.</text:span></text:p>
      <text:p text:style-name="P12"><text:span text:style-name="T36">Note: In a single document, you can think of the </text:span><text:span text:style-name="Source_20_Text"><text:span text:style-name="T37">type</text:span></text:span><text:span text:style-name="T36"> and </text:span><text:span text:style-name="Source_20_Text"><text:span text:style-name="T37">id</text:span></text:span><text:span text:style-name="T36"> as a composite key that uniquely references </text:span><text:a xlink:type="simple" xlink:href="https://jsonapi.org/format/#document-resource-objects" text:style-name="Internet_20_link" text:visited-style-name="Visited_20_Internet_20_Link"><text:span text:style-name="T13">resource objects</text:span></text:a><text:span text:style-name="T36"> in another part of the document.</text:span></text:p>
      <text:p text:style-name="P12"><text:span text:style-name="T36">Note: This approach ensures that a single canonical </text:span><text:a xlink:type="simple" xlink:href="https://jsonapi.org/format/#document-resource-objects" text:style-name="Internet_20_link" text:visited-style-name="Visited_20_Internet_20_Link"><text:span text:style-name="T13">resource object</text:span></text:a><text:span text:style-name="T36"> is returned with each response, even when the same resource is referenced multiple times.</text:span></text:p>
      <text:h text:style-name="P5" text:outline-level="3"><text:bookmark text:name="document-meta"/><text:bookmark text:name="auto-id--meta-information"/>Meta Information</text:h>
      <text:p text:style-name="P1">Where specified, a <text:span text:style-name="Source_20_Text"><text:span text:style-name="T20">meta</text:span></text:span> member can be used to include non-standard meta-information. <text:span text:style-name="T41">The value of each </text:span><text:span text:style-name="Source_20_Text"><text:span text:style-name="T23">meta</text:span></text:span><text:span text:style-name="T41"> member </text:span><text:span text:style-name="Strong_20_Emphasis"><text:span text:style-name="T4">MUST</text:span></text:span><text:span text:style-name="T41"> be an object (a “meta object”).</text:span></text:p>
      <text:p text:style-name="P1"><text:span text:style-name="T41">Any members </text:span><text:span text:style-name="Strong_20_Emphasis"><text:span text:style-name="T4">MAY</text:span></text:span><text:span text:style-name="T41"> be specified within </text:span><text:span text:style-name="Source_20_Text"><text:span text:style-name="T23">meta</text:span></text:span><text:span text:style-name="T41"> objects.</text:span></text:p>
      <text:p text:style-name="P1">For example:</text:p>
      <text:p text:style-name="P9"><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me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copyright</text:span></text:span><text:span text:style-name="Source_20_Text"><text:span text:style-name="T28">": </text:span></text:span><text:span text:style-name="Source_20_Text"><text:span text:style-name="T32">"Copyright 2015 Example Corp."</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uthors</text:span></text:span><text:span text:style-name="Source_20_Text"><text:span text:style-name="T28">": [</text:span></text:span></text:p>
      <text:p text:style-name="P14"><text:span text:style-name="Source_20_Text"><text:span text:style-name="T27"><text:s text:c="6"/></text:span></text:span><text:span text:style-name="Source_20_Text"><text:span text:style-name="T32">"Yehuda Katz"</text:span></text:span><text:span text:style-name="Source_20_Text"><text:span text:style-name="T28">,</text:span></text:span></text:p>
      <text:p text:style-name="P14"><text:span text:style-name="Source_20_Text"><text:span text:style-name="T27"><text:s text:c="6"/></text:span></text:span><text:span text:style-name="Source_20_Text"><text:span text:style-name="T32">"Steve Klabnik"</text:span></text:span><text:span text:style-name="Source_20_Text"><text:span text:style-name="T28">,</text:span></text:span></text:p>
      <text:p text:style-name="P14"><text:span text:style-name="Source_20_Text"><text:span text:style-name="T27"><text:s text:c="6"/></text:span></text:span><text:span text:style-name="Source_20_Text"><text:span text:style-name="T32">"Dan Gebhardt"</text:span></text:span><text:span text:style-name="Source_20_Text"><text:span text:style-name="T28">,</text:span></text:span></text:p>
      <text:p text:style-name="P14"><text:span text:style-name="Source_20_Text"><text:span text:style-name="T27"><text:s text:c="6"/></text:span></text:span><text:span text:style-name="Source_20_Text"><text:span text:style-name="T32">"Tyler Kellen"</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35">//</text:span></text:span><text:span text:style-name="Source_20_Text"><text:span text:style-name="T34"> </text:span></text:span><text:span text:style-name="Source_20_Text"><text:span text:style-name="T35">...</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h text:style-name="P5" text:outline-level="3"><text:bookmark text:name="document-links"/><text:bookmark text:name="auto-id--links"/>Links</text:h>
      <text:p text:style-name="P1">Where specified, a <text:span text:style-name="Source_20_Text"><text:span text:style-name="T20">links</text:span></text:span> member can be used to represent links. <text:span text:style-name="T41">The value of each </text:span><text:span text:style-name="Source_20_Text"><text:span text:style-name="T23">links</text:span></text:span><text:span text:style-name="T41">member </text:span><text:span text:style-name="Strong_20_Emphasis"><text:span text:style-name="T4">MUST</text:span></text:span><text:span text:style-name="T41"> be an object (a “links object”).</text:span></text:p>
      <text:p text:style-name="P1"><text:soft-page-break/>Each member of a links object is a “link”. <text:span text:style-name="T41">A link </text:span><text:span text:style-name="Strong_20_Emphasis"><text:span text:style-name="T4">MUST</text:span></text:span><text:span text:style-name="T41"> be represented as either:</text:span></text:p>
      <text:list xml:id="list3676957741" text:style-name="L9">
        <text:list-item>
          <text:p text:style-name="P40">a string containing the link’s URL.</text:p>
        </text:list-item>
        <text:list-item>
          <text:p text:style-name="P40"><text:bookmark text:name="document-links-link-object"/>an object (“link object”) which can contain the following members:</text:p>
          <text:list>
            <text:list-item>
              <text:p text:style-name="P41"><text:span text:style-name="Source_20_Text"><text:span text:style-name="T23">href</text:span></text:span><text:span text:style-name="T41">: a string containing the link’s URL.</text:span></text:p>
            </text:list-item>
            <text:list-item>
              <text:p text:style-name="P23"><text:span text:style-name="Source_20_Text"><text:span text:style-name="T23">meta</text:span></text:span><text:span text:style-name="T41">: a meta object containing non-standard meta-information about the link.</text:span></text:p>
            </text:list-item>
          </text:list>
        </text:list-item>
      </text:list>
      <text:p text:style-name="P1">The following <text:span text:style-name="Source_20_Text"><text:span text:style-name="T20">self</text:span></text:span> link is simply a URL:</text:p>
      <text:p text:style-name="P9"><text:span text:style-name="Source_20_Text"><text:span text:style-name="T30">"links"</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posts"</text:span></text:span></text:p>
      <text:p text:style-name="P13"><text:span text:style-name="Source_20_Text"><text:span text:style-name="T28">}</text:span></text:span></text:p>
      <text:p text:style-name="P1">The following <text:span text:style-name="Source_20_Text"><text:span text:style-name="T20">related</text:span></text:span> link includes a URL as well as meta-information about a related resource collection:</text:p>
      <text:p text:style-name="P9"><text:span text:style-name="Source_20_Text"><text:span text:style-name="T30">"links"</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span text:style-name="Source_20_Text"><text:span text:style-name="T30">related</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href</text:span></text:span><text:span text:style-name="Source_20_Text"><text:span text:style-name="T28">": </text:span></text:span><text:span text:style-name="Source_20_Text"><text:span text:style-name="T32">"http://example.com/articles/1/comment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meta</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count</text:span></text:span><text:span text:style-name="Source_20_Text"><text:span text:style-name="T28">": 10</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2"><text:span text:style-name="T36">Note: Additional members may be specified for links objects and link objects in the future. It is also possible that the allowed values of additional members will be expanded (e.g. a </text:span><text:span text:style-name="Source_20_Text"><text:span text:style-name="T37">collection</text:span></text:span><text:span text:style-name="T36">link may support an array of values, whereas a </text:span><text:span text:style-name="Source_20_Text"><text:span text:style-name="T37">self</text:span></text:span><text:span text:style-name="T36"> link does not).</text:span></text:p>
      <text:h text:style-name="P5" text:outline-level="3"><text:bookmark text:name="document-jsonapi-object"/><text:bookmark text:name="auto-id--jsonapi-object"/>JSON:API Object</text:h>
      <text:p text:style-name="P1">A JSON:API document <text:span text:style-name="Strong_20_Emphasis"><text:span text:style-name="T1">MAY</text:span></text:span> include information about its implementation under a top level <text:span text:style-name="Source_20_Text"><text:span text:style-name="T20">jsonapi</text:span></text:span>member. <text:span text:style-name="T41">If present, the value of the </text:span><text:span text:style-name="Source_20_Text"><text:span text:style-name="T23">jsonapi</text:span></text:span><text:span text:style-name="T41"> member </text:span><text:span text:style-name="Strong_20_Emphasis"><text:span text:style-name="T4">MUST</text:span></text:span><text:span text:style-name="T41"> be an object (a “jsonapi object”). The jsonapi object </text:span><text:span text:style-name="Strong_20_Emphasis"><text:span text:style-name="T4">MAY</text:span></text:span><text:span text:style-name="T41"> contain a </text:span><text:span text:style-name="Source_20_Text"><text:span text:style-name="T23">version</text:span></text:span><text:span text:style-name="T41"> member whose value is a string indicating the highest JSON API version supported. This object </text:span><text:span text:style-name="Strong_20_Emphasis"><text:span text:style-name="T4">MAY</text:span></text:span><text:span text:style-name="T41"> also contain a </text:span><text:span text:style-name="Source_20_Text"><text:span text:style-name="T23">meta</text:span></text:span><text:span text:style-name="T41"> member, whose value is a </text:span><text:a xlink:type="simple" xlink:href="https://jsonapi.org/format/#document-meta" text:style-name="Internet_20_link" text:visited-style-name="Visited_20_Internet_20_Link"><text:span text:style-name="T15">meta</text:span></text:a><text:span text:style-name="T41"> object that contains non-standard meta-information.</text:span></text:p>
      <text:p text:style-name="P9"><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jsonapi</text:span></text:span><text:span text:style-name="Source_20_Text"><text:span text:style-name="T28">": {</text:span></text:span></text:p>
      <text:p text:style-name="P14"><text:soft-page-break/><text:span text:style-name="Source_20_Text"><text:span text:style-name="T27"><text:s text:c="4"/></text:span></text:span><text:span text:style-name="Source_20_Text"><text:span text:style-name="T28">"</text:span></text:span><text:span text:style-name="Source_20_Text"><text:span text:style-name="T30">version</text:span></text:span><text:span text:style-name="Source_20_Text"><text:span text:style-name="T28">": </text:span></text:span><text:span text:style-name="Source_20_Text"><text:span text:style-name="T32">"1.0"</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the <text:span text:style-name="Source_20_Text"><text:span text:style-name="T20">version</text:span></text:span> member is not present, clients should assume the server implements at least version 1.0 of the specification.</text:p>
      <text:p text:style-name="P11">Note: Because JSON:API is committed to making additive changes only, the version string primarily indicates which new features a server may support.</text:p>
      <text:h text:style-name="P5" text:outline-level="3"><text:bookmark text:name="document-member-names"/><text:bookmark text:name="auto-id--member-names"/>Member Names</text:h>
      <text:p text:style-name="P1"><text:span text:style-name="T39">All member names used in a JSON:API document </text:span><text:span text:style-name="Strong_20_Emphasis"><text:span text:style-name="T3">MUST</text:span></text:span><text:span text:style-name="T39"> be treated as case sensitive by clients and servers, and they </text:span><text:span text:style-name="Strong_20_Emphasis"><text:span text:style-name="T3">MUST</text:span></text:span><text:span text:style-name="T39"> meet all of the following conditions:</text:span></text:p>
      <text:list xml:id="list2098250961" text:style-name="L10">
        <text:list-item>
          <text:p text:style-name="P42"><text:span text:style-name="T39">Member names </text:span><text:span text:style-name="Strong_20_Emphasis"><text:span text:style-name="T3">MUST</text:span></text:span><text:span text:style-name="T39"> contain at least one character.</text:span></text:p>
        </text:list-item>
        <text:list-item>
          <text:p text:style-name="P42"><text:span text:style-name="T39">Member names </text:span><text:span text:style-name="Strong_20_Emphasis"><text:span text:style-name="T3">MUST</text:span></text:span><text:span text:style-name="T39"> contain only the allowed characters listed below.</text:span></text:p>
        </text:list-item>
        <text:list-item>
          <text:p text:style-name="P24"><text:span text:style-name="T39">Member names </text:span><text:span text:style-name="Strong_20_Emphasis"><text:span text:style-name="T3">MUST</text:span></text:span><text:span text:style-name="T39"> start and end with a “globally allowed character”, as defined below.</text:span></text:p>
        </text:list-item>
      </text:list>
      <text:p text:style-name="P1"><text:span text:style-name="T39">To enable an easy mapping of member names to URLs, it is </text:span><text:span text:style-name="Strong_20_Emphasis"><text:span text:style-name="T3">RECOMMENDED</text:span></text:span><text:span text:style-name="T39"> that member names use only non-reserved, URL safe characters specified in </text:span><text:a xlink:type="simple" xlink:href="http://tools.ietf.org/html/rfc3986#page-13" text:style-name="Internet_20_link" text:visited-style-name="Visited_20_Internet_20_Link"><text:span text:style-name="T17">RFC 3986</text:span></text:a><text:span text:style-name="T39">.</text:span></text:p>
      <text:h text:style-name="P7" text:outline-level="4"><text:bookmark text:name="document-member-names-allowed-characters"/><text:bookmark text:name="auto-id--allowed-characters"/>Allowed Characters</text:h>
      <text:p text:style-name="P1"><text:span text:style-name="T39">The following “globally allowed characters” </text:span><text:span text:style-name="Strong_20_Emphasis"><text:span text:style-name="T3">MAY</text:span></text:span><text:span text:style-name="T39"> be used anywhere in a member name:</text:span></text:p>
      <text:list xml:id="list1636791997" text:style-name="L11">
        <text:list-item>
          <text:p text:style-name="P43">U+0061 to U+007A, “a-z”</text:p>
        </text:list-item>
        <text:list-item>
          <text:p text:style-name="P43">U+0041 to U+005A, “A-Z”</text:p>
        </text:list-item>
        <text:list-item>
          <text:p text:style-name="P43">U+0030 to U+0039, “0-9”</text:p>
        </text:list-item>
        <text:list-item>
          <text:p text:style-name="P25"><text:span text:style-name="T39">U+0080 and above (non-ASCII Unicode characters; </text:span><text:span text:style-name="Emphasis"><text:span text:style-name="T39">not recommended, not URL safe</text:span></text:span><text:span text:style-name="T39">)</text:span></text:p>
        </text:list-item>
      </text:list>
      <text:p text:style-name="P3">Additionally, the following characters are allowed in member names, except as the first or last character:</text:p>
      <text:list xml:id="list1590475117" text:style-name="L12">
        <text:list-item>
          <text:p text:style-name="P44">U+002D HYPHEN-MINUS, “-“</text:p>
        </text:list-item>
        <text:list-item>
          <text:p text:style-name="P44">U+005F LOW LINE, “_”</text:p>
        </text:list-item>
        <text:list-item>
          <text:p text:style-name="P26"><text:span text:style-name="T39">U+0020 SPACE, “ “ </text:span><text:span text:style-name="Emphasis"><text:span text:style-name="T39">(not recommended, not URL safe)</text:span></text:span></text:p>
        </text:list-item>
      </text:list>
      <text:h text:style-name="P7" text:outline-level="4"><text:bookmark text:name="document-member-names-reserved-characters"/><text:bookmark text:name="auto-id--reserved-characters"/>Reserved Characters</text:h>
      <text:p text:style-name="P1"><text:span text:style-name="T39">The following characters </text:span><text:span text:style-name="Strong_20_Emphasis"><text:span text:style-name="T3">MUST NOT</text:span></text:span><text:span text:style-name="T39"> be used in member names:</text:span></text:p>
      <text:list xml:id="list666515466" text:style-name="L13">
        <text:list-item>
          <text:p text:style-name="P46"><text:soft-page-break/><text:span text:style-name="T39">U+002B PLUS SIGN, “+” </text:span><text:span text:style-name="Emphasis"><text:span text:style-name="T39">(used for ordering)</text:span></text:span></text:p>
        </text:list-item>
        <text:list-item>
          <text:p text:style-name="P46"><text:span text:style-name="T39">U+002C COMMA, “,” </text:span><text:span text:style-name="Emphasis"><text:span text:style-name="T39">(used as a separator between relationship paths)</text:span></text:span></text:p>
        </text:list-item>
        <text:list-item>
          <text:p text:style-name="P46"><text:span text:style-name="T39">U+002E PERIOD, “.” </text:span><text:span text:style-name="Emphasis"><text:span text:style-name="T39">(used as a separator within relationship paths)</text:span></text:span></text:p>
        </text:list-item>
        <text:list-item>
          <text:p text:style-name="P46"><text:span text:style-name="T39">U+005B LEFT SQUARE BRACKET, “[” </text:span><text:span text:style-name="Emphasis"><text:span text:style-name="T39">(used in sparse fieldsets)</text:span></text:span></text:p>
        </text:list-item>
        <text:list-item>
          <text:p text:style-name="P46"><text:span text:style-name="T39">U+005D RIGHT SQUARE BRACKET, “]” </text:span><text:span text:style-name="Emphasis"><text:span text:style-name="T39">(used in sparse fieldsets)</text:span></text:span></text:p>
        </text:list-item>
        <text:list-item>
          <text:p text:style-name="P45">U+0021 EXCLAMATION MARK, “!”</text:p>
        </text:list-item>
        <text:list-item>
          <text:p text:style-name="P45">U+0022 QUOTATION MARK, ‘”’</text:p>
        </text:list-item>
        <text:list-item>
          <text:p text:style-name="P45">U+0023 NUMBER SIGN, “#”</text:p>
        </text:list-item>
        <text:list-item>
          <text:p text:style-name="P45">U+0024 DOLLAR SIGN, “$”</text:p>
        </text:list-item>
        <text:list-item>
          <text:p text:style-name="P45">U+0025 PERCENT SIGN, “%”</text:p>
        </text:list-item>
        <text:list-item>
          <text:p text:style-name="P45">U+0026 AMPERSAND, “&amp;”</text:p>
        </text:list-item>
        <text:list-item>
          <text:p text:style-name="P45">U+0027 APOSTROPHE, “’”</text:p>
        </text:list-item>
        <text:list-item>
          <text:p text:style-name="P45">U+0028 LEFT PARENTHESIS, “(“</text:p>
        </text:list-item>
        <text:list-item>
          <text:p text:style-name="P45">U+0029 RIGHT PARENTHESIS, “)”</text:p>
        </text:list-item>
        <text:list-item>
          <text:p text:style-name="P45">U+002A ASTERISK, “*”</text:p>
        </text:list-item>
        <text:list-item>
          <text:p text:style-name="P45">U+002F SOLIDUS, “/”</text:p>
        </text:list-item>
        <text:list-item>
          <text:p text:style-name="P45">U+003A COLON, “:”</text:p>
        </text:list-item>
        <text:list-item>
          <text:p text:style-name="P45">U+003B SEMICOLON, “;”</text:p>
        </text:list-item>
        <text:list-item>
          <text:p text:style-name="P45">U+003C LESS-THAN SIGN, “&lt;”</text:p>
        </text:list-item>
        <text:list-item>
          <text:p text:style-name="P45">U+003D EQUALS SIGN, “=”</text:p>
        </text:list-item>
        <text:list-item>
          <text:p text:style-name="P45">U+003E GREATER-THAN SIGN, “&gt;”</text:p>
        </text:list-item>
        <text:list-item>
          <text:p text:style-name="P45">U+003F QUESTION MARK, “?”</text:p>
        </text:list-item>
        <text:list-item>
          <text:p text:style-name="P45">U+0040 COMMERCIAL AT, “@”</text:p>
        </text:list-item>
        <text:list-item>
          <text:p text:style-name="P45">U+005C REVERSE SOLIDUS, “\”</text:p>
        </text:list-item>
        <text:list-item>
          <text:p text:style-name="P45">U+005E CIRCUMFLEX ACCENT, “^”</text:p>
        </text:list-item>
        <text:list-item>
          <text:p text:style-name="P45">U+0060 GRAVE ACCENT, “`”</text:p>
        </text:list-item>
        <text:list-item>
          <text:p text:style-name="P45">U+007B LEFT CURLY BRACKET, “{“</text:p>
        </text:list-item>
        <text:list-item>
          <text:p text:style-name="P45">U+007C VERTICAL LINE, “|”</text:p>
        </text:list-item>
        <text:list-item>
          <text:p text:style-name="P45">U+007D RIGHT CURLY BRACKET, “}”</text:p>
        </text:list-item>
        <text:list-item>
          <text:p text:style-name="P45">U+007E TILDE, “~”</text:p>
        </text:list-item>
        <text:list-item>
          <text:p text:style-name="P45">U+007F DELETE</text:p>
        </text:list-item>
        <text:list-item>
          <text:p text:style-name="P27">U+0000 to U+001F (C0 Controls)</text:p>
        </text:list-item>
      </text:list>
      <text:h text:style-name="P4" text:outline-level="2"><text:bookmark text:name="fetching"/><text:bookmark text:name="auto-id--fetching-data"/>Fetching Data</text:h>
      <text:p text:style-name="P1">Data, including resources and relationships, can be fetched by sending a <text:span text:style-name="Source_20_Text"><text:span text:style-name="T20">GET</text:span></text:span> request to an endpoint.</text:p>
      <text:p text:style-name="P1">Responses can be further refined with the optional features described below.</text:p>
      <text:h text:style-name="P5" text:outline-level="3"><text:bookmark text:name="fetching-resources"/><text:bookmark text:name="auto-id--fetching-resources"/>Fetching Resources</text:h>
      <text:p text:style-name="P1">A server <text:span text:style-name="Strong_20_Emphasis"><text:span text:style-name="T1">MUST</text:span></text:span> support fetching resource data for every URL provided as:</text:p>
      <text:list xml:id="list1400267649" text:style-name="L14">
        <text:list-item>
          <text:p text:style-name="P47"><text:soft-page-break/>a <text:span text:style-name="Source_20_Text"><text:span text:style-name="T20">self</text:span></text:span> link as part of the top-level links object</text:p>
        </text:list-item>
        <text:list-item>
          <text:p text:style-name="P47">a <text:span text:style-name="Source_20_Text"><text:span text:style-name="T20">self</text:span></text:span> link as part of a resource-level links object</text:p>
        </text:list-item>
        <text:list-item>
          <text:p text:style-name="P28">a <text:span text:style-name="Source_20_Text"><text:span text:style-name="T20">related</text:span></text:span> link as part of a relationship-level links object</text:p>
        </text:list-item>
      </text:list>
      <text:p text:style-name="P1">For example, the following request fetches a collection of articles:</text:p>
      <text:p text:style-name="P9"><text:span text:style-name="Source_20_Text"><text:span text:style-name="T29">GET</text:span></text:span><text:span text:style-name="Source_20_Text"><text:span text:style-name="T28"> </text:span></text:span><text:span text:style-name="Source_20_Text"><text:span text:style-name="T33">/articles</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The following request fetches an article:</text:p>
      <text:p text:style-name="P9"><text:span text:style-name="Source_20_Text"><text:span text:style-name="T29">GET</text:span></text:span><text:span text:style-name="Source_20_Text"><text:span text:style-name="T28"> </text:span></text:span><text:span text:style-name="Source_20_Text"><text:span text:style-name="T33">/articles/1</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And the following request fetches an article’s author:</text:p>
      <text:p text:style-name="P9"><text:span text:style-name="Source_20_Text"><text:span text:style-name="T29">GET</text:span></text:span><text:span text:style-name="Source_20_Text"><text:span text:style-name="T28"> </text:span></text:span><text:span text:style-name="Source_20_Text"><text:span text:style-name="T33">/articles/1/author</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h text:style-name="P6" text:outline-level="4"><text:bookmark text:name="fetching-resources-responses"/><text:bookmark text:name="auto-id--responses"/>Responses</text:h>
      <text:h text:style-name="P8" text:outline-level="5"><text:bookmark text:name="fetching-resources-responses-200"/><text:bookmark text:name="auto-id--200-ok"/>200 OK</text:h>
      <text:p text:style-name="P1"><text:span text:style-name="T42">A server </text:span><text:span text:style-name="Strong_20_Emphasis"><text:span text:style-name="T5">MUST</text:span></text:span><text:span text:style-name="T42"> respond to a successful request to fetch an individual resource or resource collection with a </text:span><text:span text:style-name="Source_20_Text"><text:span text:style-name="T24">200 OK</text:span></text:span><text:span text:style-name="T42"> response.</text:span></text:p>
      <text:p text:style-name="P1"><text:span text:style-name="T42">A server </text:span><text:span text:style-name="Strong_20_Emphasis"><text:span text:style-name="T5">MUST</text:span></text:span><text:span text:style-name="T42"> respond to a successful request to fetch a resource collection with an array of </text:span><text:a xlink:type="simple" xlink:href="https://jsonapi.org/format/#document-resource-objects" text:style-name="Internet_20_link" text:visited-style-name="Visited_20_Internet_20_Link"><text:span text:style-name="T16">resource objects</text:span></text:a><text:span text:style-name="T42"> or an empty array (</text:span><text:span text:style-name="Source_20_Text"><text:span text:style-name="T24">[]</text:span></text:span><text:span text:style-name="T42">) as the response document’s primary data.</text:span></text:p>
      <text:p text:style-name="P1">For example, a <text:span text:style-name="Source_20_Text"><text:span text:style-name="T20">GET</text:span></text:span> request to a collection of articles c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JSON:API paints my bikeshed!"</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 {</text:span></text:span></text:p>
      <text:p text:style-name="P14"><text:soft-page-break/><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2"</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Rails is Omakase"</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A similar response representing an empty collection would be:</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3"><text:span text:style-name="Source_20_Text"><text:span text:style-name="T28">}</text:span></text:span></text:p>
      <text:p text:style-name="P1"><text:span text:style-name="T42">A server </text:span><text:span text:style-name="Strong_20_Emphasis"><text:span text:style-name="T5">MUST</text:span></text:span><text:span text:style-name="T42"> respond to a successful request to fetch an individual resource with a </text:span><text:a xlink:type="simple" xlink:href="https://jsonapi.org/format/#document-resource-objects" text:style-name="Internet_20_link" text:visited-style-name="Visited_20_Internet_20_Link"><text:span text:style-name="T16">resource object</text:span></text:a><text:span text:style-name="T42">or</text:span> <text:span text:style-name="Source_20_Text"><text:span text:style-name="T26">null</text:span></text:span> <text:span text:style-name="T42">provided as the response document’s primary data.</text:span></text:p>
      <text:p text:style-name="P1"><text:span text:style-name="Source_20_Text"><text:span text:style-name="T26">null</text:span></text:span><text:span text:style-name="T52"> is only an appropriate response when the requested URL is one that might correspond to a single resource, but doesn’t currently.</text:span></text:p>
      <text:p text:style-name="P12"><text:span text:style-name="T36">Note: Consider, for example, a request to fetch a to-one related resource link. This request would respond with </text:span><text:span text:style-name="Source_20_Text"><text:span text:style-name="T37">null</text:span></text:span><text:span text:style-name="T36">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13">resource object</text:span></text:a><text:span text:style-name="T36"> otherwise.</text:span></text:p>
      <text:p text:style-name="P1">For example, a <text:span text:style-name="Source_20_Text"><text:span text:style-name="T20">GET</text:span></text:span> request to an individual article c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JSON:API paints my bikeshed!"</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oft-page-break/><text:span text:style-name="Source_20_Text"><text:span text:style-name="T27"><text:s text:c="6"/></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10"/></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http://example.com/articles/1/author"</text:span></text:span></text:p>
      <text:p text:style-name="P14"><text:span text:style-name="Source_20_Text"><text:span text:style-name="T27"><text:s text:c="8"/></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the above article’s author is missing, then a <text:span text:style-name="Source_20_Text"><text:span text:style-name="T20">GET</text:span></text:span> request to that related resource w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articles/1/author"</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null</text:span></text:span></text:p>
      <text:p text:style-name="P13"><text:span text:style-name="Source_20_Text"><text:span text:style-name="T28">}</text:span></text:span></text:p>
      <text:h text:style-name="P8" text:outline-level="5"><text:bookmark text:name="fetching-resources-responses-404"/><text:bookmark text:name="auto-id--404-not-found"/>404 Not Found</text:h>
      <text:p text:style-name="P1"><text:span text:style-name="T42">A server </text:span><text:span text:style-name="Strong_20_Emphasis"><text:span text:style-name="T5">MUST</text:span></text:span><text:span text:style-name="T42"> respond with </text:span><text:span text:style-name="Source_20_Text"><text:span text:style-name="T24">404 Not Found</text:span></text:span><text:span text:style-name="T42"> when processing a request to fetch a single resource that does not exist, except when the request warrants a </text:span><text:span text:style-name="Source_20_Text"><text:span text:style-name="T24">200 OK</text:span></text:span><text:span text:style-name="T42"> response with </text:span><text:span text:style-name="Source_20_Text"><text:span text:style-name="T24">null</text:span></text:span><text:span text:style-name="T42"> as the primary data (as described above).</text:span></text:p>
      <text:h text:style-name="P8" text:outline-level="5"><text:bookmark text:name="fetching-resources-responses-other"/><text:bookmark text:name="auto-id--other-responses"/>Other Responses</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5" text:outline-level="3"><text:bookmark text:name="fetching-relationships"/><text:bookmark text:name="auto-id--fetching-relationships"/>Fetching Relationships</text:h>
      <text:p text:style-name="P1">A server <text:span text:style-name="Strong_20_Emphasis"><text:span text:style-name="T1">MUST</text:span></text:span> support fetching relationship data for every relationship URL provided as a <text:span text:style-name="Source_20_Text"><text:span text:style-name="T20">self</text:span></text:span> link as part of a relationship’s <text:span text:style-name="Source_20_Text"><text:span text:style-name="T20">links</text:span></text:span> object.</text:p>
      <text:p text:style-name="P1">For example, the following request fetches data about an article’s comments:</text:p>
      <text:p text:style-name="P9"><text:soft-page-break/><text:span text:style-name="Source_20_Text"><text:span text:style-name="T29">GET</text:span></text:span><text:span text:style-name="Source_20_Text"><text:span text:style-name="T28"> </text:span></text:span><text:span text:style-name="Source_20_Text"><text:span text:style-name="T33">/articles/1/relationships/comments</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And the following request fetches data about an article’s author:</text:p>
      <text:p text:style-name="P9"><text:span text:style-name="Source_20_Text"><text:span text:style-name="T29">GET</text:span></text:span><text:span text:style-name="Source_20_Text"><text:span text:style-name="T28"> </text:span></text:span><text:span text:style-name="Source_20_Text"><text:span text:style-name="T33">/articles/1/relationships/author</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h text:style-name="P6" text:outline-level="4"><text:bookmark text:name="fetching-relationships-responses"/><text:bookmark text:name="auto-id--responses-1"/>Responses</text:h>
      <text:h text:style-name="P8" text:outline-level="5"><text:bookmark text:name="fetching-relationships-responses-200"/><text:bookmark text:name="auto-id--200-ok-1"/>200 OK</text:h>
      <text:p text:style-name="P1">A server <text:span text:style-name="Strong_20_Emphasis"><text:span text:style-name="T1">MUST</text:span></text:span> respond to a successful request to fetch a relationship with a <text:span text:style-name="Source_20_Text"><text:span text:style-name="T20">200 OK</text:span></text:span> response.</text:p>
      <text:p text:style-name="P1">The primary data in the response document <text:span text:style-name="Strong_20_Emphasis"><text:span text:style-name="T1">MUST</text:span></text:span> match the appropriate value for <text:a xlink:type="simple" xlink:href="https://jsonapi.org/format/#document-resource-object-linkage" text:style-name="Internet_20_link" text:visited-style-name="Visited_20_Internet_20_Link"><text:span text:style-name="T13">resource linkage</text:span></text:a>, as described above for <text:a xlink:type="simple" xlink:href="https://jsonapi.org/format/#document-resource-object-relationships" text:style-name="Internet_20_link" text:visited-style-name="Visited_20_Internet_20_Link"><text:span text:style-name="T13">relationship objects</text:span></text:a>.</text:p>
      <text:p text:style-name="P1">The top-level <text:a xlink:type="simple" xlink:href="https://jsonapi.org/format/#document-links" text:style-name="Internet_20_link" text:visited-style-name="Visited_20_Internet_20_Link"><text:span text:style-name="T13">links object</text:span></text:a> <text:span text:style-name="Strong_20_Emphasis"><text:span text:style-name="T1">MAY</text:span></text:span> contain <text:span text:style-name="Source_20_Text"><text:span text:style-name="T20">self</text:span></text:span> and <text:span text:style-name="Source_20_Text"><text:span text:style-name="T20">related</text:span></text:span> links, as described above for <text:a xlink:type="simple" xlink:href="https://jsonapi.org/format/#document-resource-object-relationships" text:style-name="Internet_20_link" text:visited-style-name="Visited_20_Internet_20_Link"><text:span text:style-name="T13">relationship objects</text:span></text:a>.</text:p>
      <text:p text:style-name="P1">For example, a <text:span text:style-name="Source_20_Text"><text:span text:style-name="T20">GET</text:span></text:span> request to a URL from a to-one relationship link c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articles/1/relationships/author"</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articles/1/author"</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2"</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the above relationship is empty, then a <text:span text:style-name="Source_20_Text"><text:span text:style-name="T20">GET</text:span></text:span> request to the same URL w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articles/1/relationships/author"</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articles/1/author"</text:span></text:span></text:p>
      <text:p text:style-name="P14"><text:span text:style-name="Source_20_Text"><text:span text:style-name="T27"><text:s text:c="2"/></text:span></text:span><text:span text:style-name="Source_20_Text"><text:span text:style-name="T28">},</text:span></text:span></text:p>
      <text:p text:style-name="P14"><text:soft-page-break/><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null</text:span></text:span></text:p>
      <text:p text:style-name="P13"><text:span text:style-name="Source_20_Text"><text:span text:style-name="T28">}</text:span></text:span></text:p>
      <text:p text:style-name="P1">A <text:span text:style-name="Source_20_Text"><text:span text:style-name="T20">GET</text:span></text:span> request to a URL from a to-many relationship link c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articles/1/relationships/tag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articles/1/tags"</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2"</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3"</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the above relationship is empty, then a <text:span text:style-name="Source_20_Text"><text:span text:style-name="T20">GET</text:span></text:span> request to the same URL would return:</text:p>
      <text:p text:style-name="P9"><text:span text:style-name="Source_20_Text"><text:span text:style-name="T29">HTTP/1.1</text:span></text:span><text:span text:style-name="Source_20_Text"><text:span text:style-name="T28"> </text:span></text:span><text:span text:style-name="Source_20_Text"><text:span text:style-name="T31">200</text:span></text:span><text:span text:style-name="Source_20_Text"><text:span text:style-name="T28"> </text:span></text:span><text:span text:style-name="Source_20_Text"><text:span text:style-name="T31">OK</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articles/1/relationships/tag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ed</text:span></text:span><text:span text:style-name="Source_20_Text"><text:span text:style-name="T28">": </text:span></text:span><text:span text:style-name="Source_20_Text"><text:span text:style-name="T32">"/articles/1/tags"</text:span></text:span></text:p>
      <text:p text:style-name="P14"><text:span text:style-name="Source_20_Text"><text:span text:style-name="T27"><text:s text:c="2"/></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3"><text:span text:style-name="Source_20_Text"><text:span text:style-name="T28">}</text:span></text:span></text:p>
      <text:h text:style-name="P8" text:outline-level="5"><text:bookmark text:name="fetching-relationships-responses-404"/><text:bookmark text:name="auto-id--404-not-found-1"/>404 Not Found</text:h>
      <text:p text:style-name="P1">A server <text:span text:style-name="Strong_20_Emphasis"><text:span text:style-name="T1">MUST</text:span></text:span> return <text:span text:style-name="Source_20_Text"><text:span text:style-name="T20">404 Not Found</text:span></text:span> when processing a request to fetch a relationship link URL that does not exist.</text:p>
      <text:p text:style-name="P12"><text:span text:style-name="T36">Note: This can happen when the parent resource of the relationship does not exist. For example, when </text:span><text:span text:style-name="Source_20_Text"><text:span text:style-name="T37">/articles/1</text:span></text:span><text:span text:style-name="T36"> does not exist, request to </text:span><text:span text:style-name="Source_20_Text"><text:span text:style-name="T37">/articles/1/relationships/tags</text:span></text:span><text:span text:style-name="T36">returns </text:span><text:span text:style-name="Source_20_Text"><text:span text:style-name="T37">404 Not Found</text:span></text:span><text:span text:style-name="T36">.</text:span></text:p>
      <text:p text:style-name="P1">If a relationship link URL exists but the relationship is empty, then <text:span text:style-name="Source_20_Text"><text:span text:style-name="T20">200 OK</text:span></text:span> <text:span text:style-name="Strong_20_Emphasis"><text:span text:style-name="T1">MUST</text:span></text:span> be returned, as described above.</text:p>
      <text:h text:style-name="P8" text:outline-level="5"><text:bookmark text:name="fetching-relationships-responses-other"/><text:bookmark text:name="auto-id--other-responses-1"/><text:soft-page-break/>Other Responses</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5" text:outline-level="3"><text:bookmark text:name="fetching-includes"/><text:bookmark text:name="auto-id--inclusion-of-related-resources"/>Inclusion of Related Resources</text:h>
      <text:p text:style-name="P1">An endpoint <text:span text:style-name="Strong_20_Emphasis"><text:span text:style-name="T1">MAY</text:span></text:span> return resources related to the primary data by default.</text:p>
      <text:p text:style-name="P1">An endpoint <text:span text:style-name="Strong_20_Emphasis"><text:span text:style-name="T1">MAY</text:span></text:span> also support an <text:span text:style-name="Source_20_Text"><text:span text:style-name="T20">include</text:span></text:span> request parameter to allow the client to customize which related resources should be returned.</text:p>
      <text:p text:style-name="P1">If an endpoint does not support the <text:span text:style-name="Source_20_Text"><text:span text:style-name="T20">include</text:span></text:span> parameter, it <text:span text:style-name="Strong_20_Emphasis"><text:span text:style-name="T1">MUST</text:span></text:span> respond with <text:span text:style-name="Source_20_Text"><text:span text:style-name="T20">400 Bad Request</text:span></text:span>to any requests that include it.</text:p>
      <text:p text:style-name="P1">If an endpoint supports the <text:span text:style-name="Source_20_Text"><text:span text:style-name="T20">include</text:span></text:span> parameter and a client supplies it, the server <text:span text:style-name="Strong_20_Emphasis"><text:span text:style-name="T1">MUST NOT</text:span></text:span>include unrequested <text:a xlink:type="simple" xlink:href="https://jsonapi.org/format/#document-resource-objects" text:style-name="Internet_20_link" text:visited-style-name="Visited_20_Internet_20_Link"><text:span text:style-name="T13">resource objects</text:span></text:a> in the <text:span text:style-name="Source_20_Text"><text:span text:style-name="T20">included</text:span></text:span> section of the <text:a xlink:type="simple" xlink:href="https://jsonapi.org/format/#document-compound-documents" text:style-name="Internet_20_link" text:visited-style-name="Visited_20_Internet_20_Link"><text:span text:style-name="T13">compound document</text:span></text:a>.</text:p>
      <text:p text:style-name="P1">The value of the <text:span text:style-name="Source_20_Text"><text:span text:style-name="T20">include</text:span></text:span> parameter <text:span text:style-name="Strong_20_Emphasis"><text:span text:style-name="T1">MUST</text:span></text:span> be a comma-separated (U+002C COMMA, “,”) list of relationship paths. A relationship path is a dot-separated (U+002E FULL-STOP, “.”) list of <text:a xlink:type="simple" xlink:href="https://jsonapi.org/format/#document-resource-object-relationships" text:style-name="Internet_20_link" text:visited-style-name="Visited_20_Internet_20_Link"><text:span text:style-name="T13">relationship</text:span></text:a>names.</text:p>
      <text:p text:style-name="P1">If a server is unable to identify a relationship path or does not support inclusion of resources from a path, it <text:span text:style-name="Strong_20_Emphasis"><text:span text:style-name="T1">MUST</text:span></text:span> respond with 400 Bad Request.</text:p>
      <text:p text:style-name="P12"><text:span text:style-name="T36">Note: For example, a relationship path could be </text:span><text:span text:style-name="Source_20_Text"><text:span text:style-name="T37">comments.author</text:span></text:span><text:span text:style-name="T36">, where </text:span><text:span text:style-name="Source_20_Text"><text:span text:style-name="T37">comments</text:span></text:span><text:span text:style-name="T36"> is a relationship listed under a </text:span><text:span text:style-name="Source_20_Text"><text:span text:style-name="T37">articles</text:span></text:span><text:span text:style-name="T36"> </text:span><text:a xlink:type="simple" xlink:href="https://jsonapi.org/format/#document-resource-objects" text:style-name="Internet_20_link" text:visited-style-name="Visited_20_Internet_20_Link"><text:span text:style-name="T13">resource object</text:span></text:a><text:span text:style-name="T36">, and </text:span><text:span text:style-name="Source_20_Text"><text:span text:style-name="T37">author</text:span></text:span><text:span text:style-name="T36"> is a relationship listed under a </text:span><text:span text:style-name="Source_20_Text"><text:span text:style-name="T37">comments</text:span></text:span><text:span text:style-name="T36"> </text:span><text:a xlink:type="simple" xlink:href="https://jsonapi.org/format/#document-resource-objects" text:style-name="Internet_20_link" text:visited-style-name="Visited_20_Internet_20_Link"><text:span text:style-name="T13">resource object</text:span></text:a><text:span text:style-name="T36">.</text:span></text:p>
      <text:p text:style-name="P1">For instance, comments could be requested with an article:</text:p>
      <text:p text:style-name="P9"><text:span text:style-name="Source_20_Text"><text:span text:style-name="T29">GET</text:span></text:span><text:span text:style-name="Source_20_Text"><text:span text:style-name="T28"> </text:span></text:span><text:span text:style-name="Source_20_Text"><text:span text:style-name="T33">/articles/1?include=comments</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text:soft-page-break/>In order to request resources related to other resources, a dot-separated path for each relationship name can be specified:</text:p>
      <text:p text:style-name="P9"><text:span text:style-name="Source_20_Text"><text:span text:style-name="T29">GET</text:span></text:span><text:span text:style-name="Source_20_Text"><text:span text:style-name="T28"> </text:span></text:span><text:span text:style-name="Source_20_Text"><text:span text:style-name="T33">/articles/1?include=comments.author</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2"><text:span text:style-name="T36">Note: Because </text:span><text:a xlink:type="simple" xlink:href="https://jsonapi.org/format/#document-compound-documents" text:style-name="Internet_20_link" text:visited-style-name="Visited_20_Internet_20_Link"><text:span text:style-name="T13">compound documents</text:span></text:a><text:span text:style-name="T36">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37">comments.author</text:span></text:span><text:span text:style-name="T36"> should include </text:span><text:span text:style-name="Source_20_Text"><text:span text:style-name="T37">comments</text:span></text:span><text:span text:style-name="T36"> as well as the </text:span><text:span text:style-name="Source_20_Text"><text:span text:style-name="T37">author</text:span></text:span><text:span text:style-name="T36"> of each of those </text:span><text:span text:style-name="Source_20_Text"><text:span text:style-name="T37">comments</text:span></text:span><text:span text:style-name="T36">.</text:span></text:p>
      <text:p text:style-name="P12"><text:span text:style-name="T36">Note: A server may choose to expose a deeply nested relationship such as </text:span><text:span text:style-name="Source_20_Text"><text:span text:style-name="T37">comments.author</text:span></text:span><text:span text:style-name="T36">as a direct relationship with an alias such as </text:span><text:span text:style-name="Source_20_Text"><text:span text:style-name="T37">comment-authors</text:span></text:span><text:span text:style-name="T36">. This would allow a client to request </text:span><text:span text:style-name="Source_20_Text"><text:span text:style-name="T37">/articles/1?include=comment-authors</text:span></text:span><text:span text:style-name="T36"> instead of</text:span><text:span text:style-name="Source_20_Text"><text:span text:style-name="T37">/articles/1?include=comments.author</text:span></text:span><text:span text:style-name="T36">. By abstracting the nested relationship with an alias, the server can still provide full linkage in compound documents without including potentially unwanted intermediate resources.</text:span></text:p>
      <text:p text:style-name="P1">Multiple related resources can be requested in a comma-separated list:</text:p>
      <text:p text:style-name="P9"><text:span text:style-name="Source_20_Text"><text:span text:style-name="T29">GET</text:span></text:span><text:span text:style-name="Source_20_Text"><text:span text:style-name="T28"> </text:span></text:span><text:span text:style-name="Source_20_Text"><text:span text:style-name="T33">/articles/1?include=author,comments.author</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Furthermore, related resources can be requested from a relationship endpoint:</text:p>
      <text:p text:style-name="P9"><text:span text:style-name="Source_20_Text"><text:span text:style-name="T29">GET</text:span></text:span><text:span text:style-name="Source_20_Text"><text:span text:style-name="T28"> </text:span></text:span><text:span text:style-name="Source_20_Text"><text:span text:style-name="T33">/articles/1/relationships/comments?include=comments.author</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In this case, the primary data would be a collection of <text:a xlink:type="simple" xlink:href="https://jsonapi.org/format/#document-resource-identifier-objects" text:style-name="Internet_20_link" text:visited-style-name="Visited_20_Internet_20_Link"><text:span text:style-name="T13">resource identifier objects</text:span></text:a> that represent linkage to comments for an article, while the full comments and comment authors would be returned as included data.</text:p>
      <text:p text:style-name="P12"><text:soft-page-break/><text:span text:style-name="T36">Note: This section applies to any endpoint that responds with primary data, regardless of the request type. For instance, a server could support the inclusion of related resources along with a </text:span><text:span text:style-name="Source_20_Text"><text:span text:style-name="T37">POST</text:span></text:span><text:span text:style-name="T36"> request to create a resource or relationship.</text:span></text:p>
      <text:h text:style-name="P5" text:outline-level="3"><text:bookmark text:name="fetching-sparse-fieldsets"/><text:bookmark text:name="auto-id--sparse-fieldsets"/>Sparse Fieldsets</text:h>
      <text:p text:style-name="P1">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13">fields</text:span></text:a> in the response on a per-type basis by including a <text:span text:style-name="Source_20_Text"><text:span text:style-name="T20">fields[TYPE]</text:span></text:span> parameter.</text:p>
      <text:p text:style-name="P1">The value of the <text:span text:style-name="Source_20_Text"><text:span text:style-name="T20">fields</text:span></text:span> parameter <text:span text:style-name="Strong_20_Emphasis"><text:span text:style-name="T1">MUST</text:span></text:span> be a comma-separated (U+002C COMMA, “,”) list that refers to the name(s) of the fields to be returned.</text:p>
      <text:p text:style-name="P1">If a client requests a restricted set of <text:a xlink:type="simple" xlink:href="https://jsonapi.org/format/#document-resource-object-fields" text:style-name="Internet_20_link" text:visited-style-name="Visited_20_Internet_20_Link"><text:span text:style-name="T13">fields</text:span></text:a> for a given resource type, an endpoint <text:span text:style-name="Strong_20_Emphasis"><text:span text:style-name="T1">MUST NOT</text:span></text:span> include additional <text:a xlink:type="simple" xlink:href="https://jsonapi.org/format/#document-resource-object-fields" text:style-name="Internet_20_link" text:visited-style-name="Visited_20_Internet_20_Link"><text:span text:style-name="T13">fields</text:span></text:a> in resource objects of that type in its response.</text:p>
      <text:p text:style-name="P9"><text:span text:style-name="Source_20_Text"><text:span text:style-name="T29">GET</text:span></text:span><text:span text:style-name="Source_20_Text"><text:span text:style-name="T28"> </text:span></text:span><text:span text:style-name="Source_20_Text"><text:span text:style-name="T33">/articles?include=author&amp;fields[articles]=title,body&amp;fields[people]=name</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2"><text:span text:style-name="T36">Note: The above example URI shows unencoded </text:span><text:span text:style-name="Source_20_Text"><text:span text:style-name="T37">[</text:span></text:span><text:span text:style-name="T36"> and </text:span><text:span text:style-name="Source_20_Text"><text:span text:style-name="T37">]</text:span></text:span><text:span text:style-name="T36">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13">in RFC 3986</text:span></text:a><text:span text:style-name="T36">.</text:span></text:p>
      <text:p text:style-name="P12"><text:span text:style-name="T36">Note: This section applies to any endpoint that responds with resources as primary or included data, regardless of the request type. For instance, a server could support sparse fieldsets along with a </text:span><text:span text:style-name="Source_20_Text"><text:span text:style-name="T37">POST</text:span></text:span><text:span text:style-name="T36"> request to create a resource.</text:span></text:p>
      <text:h text:style-name="P5" text:outline-level="3"><text:bookmark text:name="fetching-sorting"/><text:bookmark text:name="auto-id--sorting"/>Sorting</text:h>
      <text:p text:style-name="P1">A server <text:span text:style-name="Strong_20_Emphasis"><text:span text:style-name="T1">MAY</text:span></text:span> choose to support requests to sort resource collections according to one or more criteria (“sort fields”).</text:p>
      <text:p text:style-name="P11">Note: Although recommended, sort fields do not necessarily need to correspond to resource attribute and association names.</text:p>
      <text:p text:style-name="P12"><text:soft-page-break/><text:span text:style-name="T36">Note: It is recommended that dot-separated (U+002E FULL-STOP, “.”) sort fields be used to request sorting based upon relationship attributes. For example, a sort field of </text:span><text:span text:style-name="Source_20_Text"><text:span text:style-name="T37">author.name</text:span></text:span><text:span text:style-name="T36">could be used to request that the primary data be sorted based upon the </text:span><text:span text:style-name="Source_20_Text"><text:span text:style-name="T37">name</text:span></text:span><text:span text:style-name="T36"> attribute of the </text:span><text:span text:style-name="Source_20_Text"><text:span text:style-name="T37">author</text:span></text:span><text:span text:style-name="T36"> relationship.</text:span></text:p>
      <text:p text:style-name="P1">An endpoint <text:span text:style-name="Strong_20_Emphasis"><text:span text:style-name="T1">MAY</text:span></text:span> support requests to sort the primary data with a <text:span text:style-name="Source_20_Text"><text:span text:style-name="T20">sort</text:span></text:span> query parameter. The value for <text:span text:style-name="Source_20_Text"><text:span text:style-name="T20">sort</text:span></text:span> <text:span text:style-name="Strong_20_Emphasis"><text:span text:style-name="T1">MUST</text:span></text:span> represent sort fields.</text:p>
      <text:p text:style-name="P9"><text:span text:style-name="Source_20_Text"><text:span text:style-name="T29">GET</text:span></text:span><text:span text:style-name="Source_20_Text"><text:span text:style-name="T28"> </text:span></text:span><text:span text:style-name="Source_20_Text"><text:span text:style-name="T33">/people?sort=age</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An endpoint <text:span text:style-name="Strong_20_Emphasis"><text:span text:style-name="T1">MAY</text:span></text:span> support multiple sort fields by allowing comma-separated (U+002C COMMA, “,”) sort fields. Sort fields <text:span text:style-name="Strong_20_Emphasis"><text:span text:style-name="T1">SHOULD</text:span></text:span> be applied in the order specified.</text:p>
      <text:p text:style-name="P9"><text:span text:style-name="Source_20_Text"><text:span text:style-name="T29">GET</text:span></text:span><text:span text:style-name="Source_20_Text"><text:span text:style-name="T28"> </text:span></text:span><text:span text:style-name="Source_20_Text"><text:span text:style-name="T33">/people?sort=age,name</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The sort order for each sort field <text:span text:style-name="Strong_20_Emphasis"><text:span text:style-name="T1">MUST</text:span></text:span> be ascending unless it is prefixed with a minus (U+002D HYPHEN-MINUS, “-“), in which case it <text:span text:style-name="Strong_20_Emphasis"><text:span text:style-name="T1">MUST</text:span></text:span> be descending.</text:p>
      <text:p text:style-name="P9"><text:span text:style-name="Source_20_Text"><text:span text:style-name="T29">GET</text:span></text:span><text:span text:style-name="Source_20_Text"><text:span text:style-name="T28"> </text:span></text:span><text:span text:style-name="Source_20_Text"><text:span text:style-name="T33">/articles?sort=-created,title</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The above example should return the newest articles first. Any articles created on the same date will then be sorted by their title in ascending alphabetical order.</text:p>
      <text:p text:style-name="P1">If the server does not support sorting as specified in the query parameter <text:span text:style-name="Source_20_Text"><text:span text:style-name="T20">sort</text:span></text:span>, it <text:span text:style-name="Strong_20_Emphasis"><text:span text:style-name="T1">MUST</text:span></text:span> return <text:span text:style-name="Source_20_Text"><text:span text:style-name="T20">400 Bad Request</text:span></text:span>.</text:p>
      <text:p text:style-name="P1">If sorting is supported by the server and requested by the client via query parameter <text:span text:style-name="Source_20_Text"><text:span text:style-name="T20">sort</text:span></text:span>, the server <text:span text:style-name="Strong_20_Emphasis"><text:span text:style-name="T1">MUST</text:span></text:span> return elements of the top-level <text:span text:style-name="Source_20_Text"><text:span text:style-name="T20">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20">data</text:span></text:span> if request parameter <text:span text:style-name="Source_20_Text"><text:span text:style-name="T20">sort</text:span></text:span> is not specified.</text:p>
      <text:p text:style-name="P11">Note: This section applies to any endpoint that responds with a resource collection as primary data, regardless of the request type.</text:p>
      <text:h text:style-name="P5" text:outline-level="3"><text:bookmark text:name="fetching-pagination"/><text:bookmark text:name="auto-id--pagination"/><text:soft-page-break/>Pagination</text:h>
      <text:p text:style-name="P1">A server <text:span text:style-name="Strong_20_Emphasis"><text:span text:style-name="T1">MAY</text:span></text:span> choose to limit the number of resources returned in a response to a subset (“page”) of the whole set available.</text:p>
      <text:p text:style-name="P1">A server <text:span text:style-name="Strong_20_Emphasis"><text:span text:style-name="T1">MAY</text:span></text:span> provide links to traverse a paginated data set (“pagination links”).</text:p>
      <text:p text:style-name="P1"><text:span text:style-name="T39">Pagination links </text:span><text:span text:style-name="Strong_20_Emphasis"><text:span text:style-name="T3">MUST</text:span></text:span><text:span text:style-name="T39"> appear in the links object that corresponds to a collection. To paginate the primary data, supply pagination links in the top-level </text:span><text:span text:style-name="Source_20_Text"><text:span text:style-name="T21">links</text:span></text:span><text:span text:style-name="T39"> object. To paginate an included collection returned in a </text:span><text:a xlink:type="simple" xlink:href="https://jsonapi.org/format/#document-compound-documents" text:style-name="Internet_20_link" text:visited-style-name="Visited_20_Internet_20_Link"><text:span text:style-name="T17">compound document</text:span></text:a><text:span text:style-name="T39">, supply pagination links in the corresponding links object.</text:span></text:p>
      <text:p text:style-name="P1"><text:span text:style-name="T41">The following keys </text:span><text:span text:style-name="Strong_20_Emphasis"><text:span text:style-name="T4">MUST</text:span></text:span><text:span text:style-name="T41"> be used for pagination links:</text:span></text:p>
      <text:list xml:id="list946443595" text:style-name="L15">
        <text:list-item>
          <text:p text:style-name="P48"><text:span text:style-name="Source_20_Text"><text:span text:style-name="T23">first</text:span></text:span><text:span text:style-name="T41">: the first page of data</text:span></text:p>
        </text:list-item>
        <text:list-item>
          <text:p text:style-name="P48"><text:span text:style-name="Source_20_Text"><text:span text:style-name="T23">last</text:span></text:span><text:span text:style-name="T41">: the last page of data</text:span></text:p>
        </text:list-item>
        <text:list-item>
          <text:p text:style-name="P48"><text:span text:style-name="Source_20_Text"><text:span text:style-name="T23">prev</text:span></text:span><text:span text:style-name="T41">: the previous page of data</text:span></text:p>
        </text:list-item>
        <text:list-item>
          <text:p text:style-name="P29"><text:span text:style-name="Source_20_Text"><text:span text:style-name="T23">next</text:span></text:span><text:span text:style-name="T41">: the next page of data</text:span></text:p>
        </text:list-item>
      </text:list>
      <text:p text:style-name="P1">Keys <text:span text:style-name="Strong_20_Emphasis"><text:span text:style-name="T1">MUST</text:span></text:span> either be omitted or have a <text:span text:style-name="Source_20_Text"><text:span text:style-name="T20">null</text:span></text:span> value to indicate that a particular link is unavailable.</text:p>
      <text:p text:style-name="P1"><text:span text:style-name="T39">Concepts of order, as expressed in the naming of pagination links, </text:span><text:span text:style-name="Strong_20_Emphasis"><text:span text:style-name="T3">MUST</text:span></text:span><text:span text:style-name="T39"> remain consistent with JSON:API’s </text:span><text:a xlink:type="simple" xlink:href="https://jsonapi.org/format/#fetching-sorting" text:style-name="Internet_20_link" text:visited-style-name="Visited_20_Internet_20_Link"><text:span text:style-name="T17">sorting rules</text:span></text:a><text:span text:style-name="T39">.</text:span></text:p>
      <text:p text:style-name="P1">The <text:span text:style-name="Source_20_Text"><text:span text:style-name="T20">page</text:span></text:span> query parameter is reserved for pagination. Servers and clients <text:span text:style-name="Strong_20_Emphasis"><text:span text:style-name="T1">SHOULD</text:span></text:span> use this key for pagination operations.</text:p>
      <text:p text:style-name="P12"><text:span text:style-name="T36">Note: JSON:API is agnostic about the pagination strategy used by a server. Effective pagination strategies include (but are not limited to): page-based, offset-based, and cursor-based. The </text:span><text:span text:style-name="Source_20_Text"><text:span text:style-name="T37">page</text:span></text:span><text:span text:style-name="T36">query parameter can be used as a basis for any of these strategies. For example, a page-based strategy might use query parameters such as </text:span><text:span text:style-name="Source_20_Text"><text:span text:style-name="T37">page[number]</text:span></text:span><text:span text:style-name="T36"> and </text:span><text:span text:style-name="Source_20_Text"><text:span text:style-name="T37">page[size]</text:span></text:span><text:span text:style-name="T36">, an offset-based strategy might use </text:span><text:span text:style-name="Source_20_Text"><text:span text:style-name="T37">page[offset]</text:span></text:span><text:span text:style-name="T36"> and </text:span><text:span text:style-name="Source_20_Text"><text:span text:style-name="T37">page[limit]</text:span></text:span><text:span text:style-name="T36">, while a cursor-based strategy might use </text:span><text:span text:style-name="Source_20_Text"><text:span text:style-name="T37">page[cursor]</text:span></text:span><text:span text:style-name="T36">.</text:span></text:p>
      <text:p text:style-name="P12"><text:span text:style-name="T36">Note: The example query parameters above use unencoded </text:span><text:span text:style-name="Source_20_Text"><text:span text:style-name="T37">[</text:span></text:span><text:span text:style-name="T36"> and </text:span><text:span text:style-name="Source_20_Text"><text:span text:style-name="T37">]</text:span></text:span><text:span text:style-name="T36">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13">RFC 3986</text:span></text:a><text:span text:style-name="T36">.</text:span></text:p>
      <text:p text:style-name="P11"><text:soft-page-break/>Note: This section applies to any endpoint that responds with a resource collection as primary data, regardless of the request type.</text:p>
      <text:h text:style-name="P5" text:outline-level="3"><text:bookmark text:name="fetching-filtering"/><text:bookmark text:name="auto-id--filtering"/>Filtering</text:h>
      <text:p text:style-name="P1">The <text:span text:style-name="Source_20_Text"><text:span text:style-name="T20">filter</text:span></text:span> query parameter is reserved for filtering data. Servers and clients <text:span text:style-name="Strong_20_Emphasis"><text:span text:style-name="T1">SHOULD</text:span></text:span> use this key for filtering operations.</text:p>
      <text:p text:style-name="P12"><text:span text:style-name="T36">Note: JSON:API is agnostic about the strategies supported by a server. The </text:span><text:span text:style-name="Source_20_Text"><text:span text:style-name="T37">filter</text:span></text:span><text:span text:style-name="T36"> query parameter can be used as the basis for any number of filtering strategies.</text:span></text:p>
      <text:h text:style-name="P4" text:outline-level="2"><text:bookmark text:name="crud"/><text:bookmark text:name="auto-id--creating-updating-and-deleting-resources"/>Creating, Updating and Deleting Resources</text:h>
      <text:p text:style-name="P1">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1">A request <text:span text:style-name="Strong_20_Emphasis"><text:span text:style-name="T1">MUST</text:span></text:span> completely succeed or fail (in a single “transaction”). No partial updates are allowed.</text:p>
      <text:p text:style-name="P12"><text:span text:style-name="T36">Note: The </text:span><text:span text:style-name="Source_20_Text"><text:span text:style-name="T37">type</text:span></text:span><text:span text:style-name="T36"> member is required in every </text:span><text:a xlink:type="simple" xlink:href="https://jsonapi.org/format/#document-resource-objects" text:style-name="Internet_20_link" text:visited-style-name="Visited_20_Internet_20_Link"><text:span text:style-name="T13">resource object</text:span></text:a><text:span text:style-name="T36"> throughout requests and responses in JSON:API. There are some cases, such as when </text:span><text:span text:style-name="Source_20_Text"><text:span text:style-name="T37">POST</text:span></text:span><text:span text:style-name="T36">ing to an endpoint representing heterogenous data, when the </text:span><text:span text:style-name="Source_20_Text"><text:span text:style-name="T37">type</text:span></text:span><text:span text:style-name="T36">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37">type</text:span></text:span><text:span text:style-name="T36">is always required.</text:span></text:p>
      <text:h text:style-name="P5" text:outline-level="3"><text:bookmark text:name="crud-creating"/><text:bookmark text:name="auto-id--creating-resources"/>Creating Resources</text:h>
      <text:p text:style-name="P1">A resource can be created by sending a <text:span text:style-name="Source_20_Text"><text:span text:style-name="T20">POST</text:span></text:span> request to a URL that represents a collection of resources. The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13">resource object</text:span></text:a> as primary data. The <text:a xlink:type="simple" xlink:href="https://jsonapi.org/format/#document-resource-objects" text:style-name="Internet_20_link" text:visited-style-name="Visited_20_Internet_20_Link"><text:span text:style-name="T13">resource object</text:span></text:a><text:span text:style-name="Strong_20_Emphasis"><text:span text:style-name="T1">MUST</text:span></text:span> contain at least a <text:span text:style-name="Source_20_Text"><text:span text:style-name="T20">type</text:span></text:span> member.</text:p>
      <text:p text:style-name="P1"><text:soft-page-break/>For instance, a new photo might be created with the following request:</text:p>
      <text:p text:style-name="P9"><text:span text:style-name="Source_20_Text"><text:span text:style-name="T29">POST</text:span></text:span><text:span text:style-name="Source_20_Text"><text:span text:style-name="T28"> </text:span></text:span><text:span text:style-name="Source_20_Text"><text:span text:style-name="T33">/photo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photo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Ember Hamster"</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src</text:span></text:span><text:span text:style-name="Source_20_Text"><text:span text:style-name="T28">": </text:span></text:span><text:span text:style-name="Source_20_Text"><text:span text:style-name="T32">"http://example.com/images/productivity.png"</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photographe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9"</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a relationship is provided in the <text:span text:style-name="Source_20_Text"><text:span text:style-name="T20">relationships</text:span></text:span> member of the <text:a xlink:type="simple" xlink:href="https://jsonapi.org/format/#document-resource-objects" text:style-name="Internet_20_link" text:visited-style-name="Visited_20_Internet_20_Link"><text:span text:style-name="T13">resource object</text:span></text:a>, its value <text:span text:style-name="Strong_20_Emphasis"><text:span text:style-name="T1">MUST</text:span></text:span>be a relationship object with a <text:span text:style-name="Source_20_Text"><text:span text:style-name="T20">data</text:span></text:span> member. The value of this key represents the <text:a xlink:type="simple" xlink:href="https://jsonapi.org/format/#document-resource-object-linkage" text:style-name="Internet_20_link" text:visited-style-name="Visited_20_Internet_20_Link"><text:span text:style-name="T13">linkage</text:span></text:a> the new resource is to have.</text:p>
      <text:h text:style-name="P6" text:outline-level="4"><text:bookmark text:name="crud-creating-client-ids"/><text:bookmark text:name="auto-id--client-generated-ids"/>Client-Generated IDs</text:h>
      <text:p text:style-name="P1">A server <text:span text:style-name="Strong_20_Emphasis"><text:span text:style-name="T1">MAY</text:span></text:span> accept a client-generated ID along with a request to create a resource. An ID <text:span text:style-name="Strong_20_Emphasis"><text:span text:style-name="T1">MUST</text:span></text:span> be specified with an <text:span text:style-name="Source_20_Text"><text:span text:style-name="T20">id</text:span></text:span> key, the value of which <text:span text:style-name="Strong_20_Emphasis"><text:span text:style-name="T1">MUST</text:span></text:span> be a universally unique identifier.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13">RFC4122</text:span></text:a>].</text:p>
      <text:p text:style-name="P11">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1">For example:</text:p>
      <text:p text:style-name="P9"><text:span text:style-name="Source_20_Text"><text:span text:style-name="T29">POST</text:span></text:span><text:span text:style-name="Source_20_Text"><text:span text:style-name="T28"> </text:span></text:span><text:span text:style-name="Source_20_Text"><text:span text:style-name="T33">/photo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oft-page-break/><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photo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550e8400-e29b-41d4-a716-446655440000"</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Ember Hamster"</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src</text:span></text:span><text:span text:style-name="Source_20_Text"><text:span text:style-name="T28">": </text:span></text:span><text:span text:style-name="Source_20_Text"><text:span text:style-name="T32">"http://example.com/images/productivity.png"</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A server <text:span text:style-name="Strong_20_Emphasis"><text:span text:style-name="T1">MUST</text:span></text:span> return <text:span text:style-name="Source_20_Text"><text:span text:style-name="T20">403 Forbidden</text:span></text:span> in response to an unsupported request to create a resource with a client-generated ID.</text:p>
      <text:h text:style-name="P6" text:outline-level="4"><text:bookmark text:name="crud-creating-responses"/><text:bookmark text:name="auto-id--responses-2"/>Responses</text:h>
      <text:h text:style-name="P8" text:outline-level="5"><text:bookmark text:name="crud-creating-responses-201"/><text:bookmark text:name="auto-id--201-created"/>201 Created</text:h>
      <text:p text:style-name="P1">If a <text:span text:style-name="Source_20_Text"><text:span text:style-name="T20">POST</text:span></text:span> request did not include a <text:a xlink:type="simple" xlink:href="https://jsonapi.org/format/#crud-creating-client-ids" text:style-name="Internet_20_link" text:visited-style-name="Visited_20_Internet_20_Link"><text:span text:style-name="T13">Client-Generated ID</text:span></text:a> and the requested resource has been created successfully, the server <text:span text:style-name="Strong_20_Emphasis"><text:span text:style-name="T1">MUST</text:span></text:span> return a <text:span text:style-name="Source_20_Text"><text:span text:style-name="T20">201 Created</text:span></text:span> status code.</text:p>
      <text:p text:style-name="P1">The response <text:span text:style-name="Strong_20_Emphasis"><text:span text:style-name="T1">SHOULD</text:span></text:span> include a <text:span text:style-name="Source_20_Text"><text:span text:style-name="T20">Location</text:span></text:span> header identifying the location of the newly created resource.</text:p>
      <text:p text:style-name="P1">The response <text:span text:style-name="Strong_20_Emphasis"><text:span text:style-name="T1">MUST</text:span></text:span> also include a document that contains the primary resource created.</text:p>
      <text:p text:style-name="P1">If the <text:a xlink:type="simple" xlink:href="https://jsonapi.org/format/#document-resource-objects" text:style-name="Internet_20_link" text:visited-style-name="Visited_20_Internet_20_Link"><text:span text:style-name="T13">resource object</text:span></text:a> returned by the response contains a <text:span text:style-name="Source_20_Text"><text:span text:style-name="T20">self</text:span></text:span> key in its <text:span text:style-name="Source_20_Text"><text:span text:style-name="T20">links</text:span></text:span> member and a <text:span text:style-name="Source_20_Text"><text:span text:style-name="T20">Location</text:span></text:span> header is provided, the value of the <text:span text:style-name="Source_20_Text"><text:span text:style-name="T20">self</text:span></text:span> member <text:span text:style-name="Strong_20_Emphasis"><text:span text:style-name="T1">MUST</text:span></text:span> match the value of the <text:span text:style-name="Source_20_Text"><text:span text:style-name="T20">Location</text:span></text:span> header.</text:p>
      <text:p text:style-name="P9"><text:span text:style-name="Source_20_Text"><text:span text:style-name="T29">HTTP/1.1</text:span></text:span><text:span text:style-name="Source_20_Text"><text:span text:style-name="T28"> </text:span></text:span><text:span text:style-name="Source_20_Text"><text:span text:style-name="T31">201</text:span></text:span><text:span text:style-name="Source_20_Text"><text:span text:style-name="T28"> </text:span></text:span><text:span text:style-name="Source_20_Text"><text:span text:style-name="T31">Created</text:span></text:span></text:p>
      <text:p text:style-name="P14"><text:span text:style-name="Source_20_Text"><text:span text:style-name="T30">Location</text:span></text:span><text:span text:style-name="Source_20_Text"><text:span text:style-name="T28">: </text:span></text:span><text:span text:style-name="Source_20_Text"><text:span text:style-name="T32">http://example.com/photos/550e8400-e29b-41d4-a716-446655440000</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photo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550e8400-e29b-41d4-a716-446655440000"</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Ember Hamster"</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src</text:span></text:span><text:span text:style-name="Source_20_Text"><text:span text:style-name="T28">": </text:span></text:span><text:span text:style-name="Source_20_Text"><text:span text:style-name="T32">"http://example.com/images/productivity.png"</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link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self</text:span></text:span><text:span text:style-name="Source_20_Text"><text:span text:style-name="T28">": </text:span></text:span><text:span text:style-name="Source_20_Text"><text:span text:style-name="T32">"http://example.com/photos/550e8400-e29b-41d4-a716-446655440000"</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h text:style-name="P8" text:outline-level="5"><text:bookmark text:name="crud-creating-responses-202"/><text:bookmark text:name="auto-id--202-accepted"/><text:soft-page-break/>202 Accepted</text:h>
      <text:p text:style-name="P1">If a request to create a resource has been accepted for processing, but the processing has not been completed by the time the server responds, the server <text:span text:style-name="Strong_20_Emphasis"><text:span text:style-name="T1">MUST</text:span></text:span> return a <text:span text:style-name="Source_20_Text"><text:span text:style-name="T20">202 Accepted</text:span></text:span> status code.</text:p>
      <text:h text:style-name="P8" text:outline-level="5"><text:bookmark text:name="crud-creating-responses-204"/><text:bookmark text:name="auto-id--204-no-content"/>204 No Content</text:h>
      <text:p text:style-name="P1">If a <text:span text:style-name="Source_20_Text"><text:span text:style-name="T20">POST</text:span></text:span> request <text:span text:style-name="Emphasis">did</text:span> include a <text:a xlink:type="simple" xlink:href="https://jsonapi.org/format/#crud-creating-client-ids" text:style-name="Internet_20_link" text:visited-style-name="Visited_20_Internet_20_Link"><text:span text:style-name="T13">Client-Generated ID</text:span></text:a> and the requested resource has been created successfully, the server <text:span text:style-name="Strong_20_Emphasis"><text:span text:style-name="T1">MUST</text:span></text:span> return either a <text:span text:style-name="Source_20_Text"><text:span text:style-name="T20">201 Created</text:span></text:span> status code and response document (as described above) or a <text:span text:style-name="Source_20_Text"><text:span text:style-name="T20">204 No Content</text:span></text:span> status code with no response document.</text:p>
      <text:p text:style-name="P12"><text:span text:style-name="T36">Note: If a </text:span><text:span text:style-name="Source_20_Text"><text:span text:style-name="T37">204</text:span></text:span><text:span text:style-name="T36"> response is received the client should consider the resource object sent in the request to be accepted by the server, as if the server had returned it back in a </text:span><text:span text:style-name="Source_20_Text"><text:span text:style-name="T37">201</text:span></text:span><text:span text:style-name="T36"> response.</text:span></text:p>
      <text:h text:style-name="P8" text:outline-level="5"><text:bookmark text:name="crud-creating-responses-403"/><text:bookmark text:name="auto-id--403-forbidden"/>403 Forbidden</text:h>
      <text:p text:style-name="P1">A server <text:span text:style-name="Strong_20_Emphasis"><text:span text:style-name="T1">MAY</text:span></text:span> return <text:span text:style-name="Source_20_Text"><text:span text:style-name="T20">403 Forbidden</text:span></text:span> in response to an unsupported request to create a resource.</text:p>
      <text:h text:style-name="P8" text:outline-level="5"><text:bookmark text:name="crud-creating-responses-404"/><text:bookmark text:name="auto-id--404-not-found-2"/>404 Not Found</text:h>
      <text:p text:style-name="P1">A server <text:span text:style-name="Strong_20_Emphasis"><text:span text:style-name="T1">MUST</text:span></text:span> return <text:span text:style-name="Source_20_Text"><text:span text:style-name="T20">404 Not Found</text:span></text:span> when processing a request that references a related resource that does not exist.</text:p>
      <text:h text:style-name="P8" text:outline-level="5"><text:bookmark text:name="crud-creating-responses-409"/><text:bookmark text:name="auto-id--409-conflict"/>409 Conflict</text:h>
      <text:p text:style-name="P1">A server <text:span text:style-name="Strong_20_Emphasis"><text:span text:style-name="T1">MUST</text:span></text:span> return <text:span text:style-name="Source_20_Text"><text:span text:style-name="T20">409 Conflict</text:span></text:span> when processing a <text:span text:style-name="Source_20_Text"><text:span text:style-name="T20">POST</text:span></text:span> request to create a resource with a client-generated ID that already exists.</text:p>
      <text:p text:style-name="P1">A server <text:span text:style-name="Strong_20_Emphasis"><text:span text:style-name="T1">MUST</text:span></text:span> return <text:span text:style-name="Source_20_Text"><text:span text:style-name="T20">409 Conflict</text:span></text:span> when processing a <text:span text:style-name="Source_20_Text"><text:span text:style-name="T20">POST</text:span></text:span> request in which the <text:a xlink:type="simple" xlink:href="https://jsonapi.org/format/#document-resource-objects" text:style-name="Internet_20_link" text:visited-style-name="Visited_20_Internet_20_Link"><text:span text:style-name="T13">resource object</text:span></text:a>’s <text:span text:style-name="Source_20_Text"><text:span text:style-name="T20">type</text:span></text:span> is not among the type(s) that constitute the collection represented by the endpoint.</text:p>
      <text:p text:style-name="P1">A server <text:span text:style-name="Strong_20_Emphasis"><text:span text:style-name="T1">SHOULD</text:span></text:span> include error details and provide enough information to recognize the source of the conflict.</text:p>
      <text:h text:style-name="P8" text:outline-level="5"><text:bookmark text:name="crud-creating-responses-other"/><text:bookmark text:name="auto-id--other-responses-2"/>Other Responses</text:h>
      <text:p text:style-name="P1">A server <text:span text:style-name="Strong_20_Emphasis"><text:span text:style-name="T1">MAY</text:span></text:span> respond with other HTTP status codes.</text:p>
      <text:p text:style-name="P1"><text:soft-page-break/>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5" text:outline-level="3"><text:bookmark text:name="crud-updating"/><text:bookmark text:name="auto-id--updating-resources"/>Updating Resources</text:h>
      <text:p text:style-name="P1">A resource can be updated by sending a <text:span text:style-name="Source_20_Text"><text:span text:style-name="T20">PATCH</text:span></text:span> request to the URL that represents the resource.</text:p>
      <text:p text:style-name="P1">The URL for a resource can be obtained in the <text:span text:style-name="Source_20_Text"><text:span text:style-name="T20">self</text:span></text:span> link of the resource object. Alternatively, when a <text:span text:style-name="Source_20_Text"><text:span text:style-name="T20">GET</text:span></text:span> request returns a single <text:a xlink:type="simple" xlink:href="https://jsonapi.org/format/#document-resource-objects" text:style-name="Internet_20_link" text:visited-style-name="Visited_20_Internet_20_Link"><text:span text:style-name="T13">resource object</text:span></text:a> as primary data, the same request URL can be used for updates.</text:p>
      <text:p text:style-name="P1">The <text:span text:style-name="Source_20_Text"><text:span text:style-name="T20">PATCH</text:span></text:span> request <text:span text:style-name="Strong_20_Emphasis"><text:span text:style-name="T1">MUST</text:span></text:span> include a single <text:a xlink:type="simple" xlink:href="https://jsonapi.org/format/#document-resource-objects" text:style-name="Internet_20_link" text:visited-style-name="Visited_20_Internet_20_Link"><text:span text:style-name="T13">resource object</text:span></text:a> as primary data. The <text:a xlink:type="simple" xlink:href="https://jsonapi.org/format/#document-resource-objects" text:style-name="Internet_20_link" text:visited-style-name="Visited_20_Internet_20_Link"><text:span text:style-name="T13">resource object</text:span></text:a><text:span text:style-name="Strong_20_Emphasis"><text:span text:style-name="T1">MUST</text:span></text:span> contain <text:span text:style-name="Source_20_Text"><text:span text:style-name="T20">type</text:span></text:span> and <text:span text:style-name="Source_20_Text"><text:span text:style-name="T20">id</text:span></text:span> members.</text:p>
      <text:p text:style-name="P1">For example:</text:p>
      <text:p text:style-name="P9"><text:span text:style-name="Source_20_Text"><text:span text:style-name="T29">PATCH</text:span></text:span><text:span text:style-name="Source_20_Text"><text:span text:style-name="T28"> </text:span></text:span><text:span text:style-name="Source_20_Text"><text:span text:style-name="T33">/articles/1</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To TDD or Not"</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h text:style-name="P6" text:outline-level="4"><text:bookmark text:name="crud-updating-resource-attributes"/><text:bookmark text:name="auto-id--updating-a-resources-attributes"/>Updating a Resource’s Attributes</text:h>
      <text:p text:style-name="P1">Any or all of a resource’s <text:a xlink:type="simple" xlink:href="https://jsonapi.org/format/#document-resource-object-attributes" text:style-name="Internet_20_link" text:visited-style-name="Visited_20_Internet_20_Link"><text:span text:style-name="T13">attributes</text:span></text:a> <text:span text:style-name="Strong_20_Emphasis"><text:span text:style-name="T1">MAY</text:span></text:span> be included in the resource object included in a <text:span text:style-name="Source_20_Text"><text:span text:style-name="T20">PATCH</text:span></text:span>request.</text:p>
      <text:p text:style-name="P1">If a request does not include all of the <text:a xlink:type="simple" xlink:href="https://jsonapi.org/format/#document-resource-object-attributes" text:style-name="Internet_20_link" text:visited-style-name="Visited_20_Internet_20_Link"><text:span text:style-name="T13">attributes</text:span></text:a> for a resource, the server <text:span text:style-name="Strong_20_Emphasis"><text:span text:style-name="T1">MUST</text:span></text:span> interpret the missing <text:a xlink:type="simple" xlink:href="https://jsonapi.org/format/#document-resource-object-attributes" text:style-name="Internet_20_link" text:visited-style-name="Visited_20_Internet_20_Link"><text:span text:style-name="T13">attributes</text:span></text:a> as if they were included with their current values. The server <text:span text:style-name="Strong_20_Emphasis"><text:span text:style-name="T1">MUST NOT</text:span></text:span> interpret missing attributes as <text:span text:style-name="Source_20_Text"><text:span text:style-name="T20">null</text:span></text:span> values.</text:p>
      <text:p text:style-name="P1"><text:soft-page-break/>For example, the following <text:span text:style-name="Source_20_Text"><text:span text:style-name="T20">PATCH</text:span></text:span> request is interpreted as a request to update only the <text:span text:style-name="Source_20_Text"><text:span text:style-name="T20">title</text:span></text:span> and <text:span text:style-name="Source_20_Text"><text:span text:style-name="T20">text</text:span></text:span> attributes of an article:</text:p>
      <text:p text:style-name="P9"><text:span text:style-name="Source_20_Text"><text:span text:style-name="T29">PATCH</text:span></text:span><text:span text:style-name="Source_20_Text"><text:span text:style-name="T28"> </text:span></text:span><text:span text:style-name="Source_20_Text"><text:span text:style-name="T33">/articles/1</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attribute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itle</text:span></text:span><text:span text:style-name="Source_20_Text"><text:span text:style-name="T28">": </text:span></text:span><text:span text:style-name="Source_20_Text"><text:span text:style-name="T32">"To TDD or Not"</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span text:style-name="Source_20_Text"><text:span text:style-name="T30">text</text:span></text:span><text:span text:style-name="Source_20_Text"><text:span text:style-name="T28">": </text:span></text:span><text:span text:style-name="Source_20_Text"><text:span text:style-name="T32">"TLDR; It's complicated... but check your test coverage regardless."</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h text:style-name="P6" text:outline-level="4"><text:bookmark text:name="crud-updating-resource-relationships"/><text:bookmark text:name="auto-id--updating-a-resources-relationships"/>Updating a Resource’s Relationships</text:h>
      <text:p text:style-name="P1">Any or all of a resource’s <text:a xlink:type="simple" xlink:href="https://jsonapi.org/format/#document-resource-object-relationships" text:style-name="Internet_20_link" text:visited-style-name="Visited_20_Internet_20_Link"><text:span text:style-name="T13">relationships</text:span></text:a> <text:span text:style-name="Strong_20_Emphasis"><text:span text:style-name="T1">MAY</text:span></text:span> be included in the resource object included in a <text:span text:style-name="Source_20_Text"><text:span text:style-name="T20">PATCH</text:span></text:span>request.</text:p>
      <text:p text:style-name="P1">If a request does not include all of the <text:a xlink:type="simple" xlink:href="https://jsonapi.org/format/#document-resource-object-relationships" text:style-name="Internet_20_link" text:visited-style-name="Visited_20_Internet_20_Link"><text:span text:style-name="T13">relationships</text:span></text:a> for a resource, the server <text:span text:style-name="Strong_20_Emphasis"><text:span text:style-name="T1">MUST</text:span></text:span> interpret the missing <text:a xlink:type="simple" xlink:href="https://jsonapi.org/format/#document-resource-object-relationships" text:style-name="Internet_20_link" text:visited-style-name="Visited_20_Internet_20_Link"><text:span text:style-name="T13">relationships</text:span></text:a> as if they were included with their current values. It <text:span text:style-name="Strong_20_Emphasis"><text:span text:style-name="T1">MUST NOT</text:span></text:span> interpret them as <text:span text:style-name="Source_20_Text"><text:span text:style-name="T20">null</text:span></text:span> or empty values.</text:p>
      <text:p text:style-name="P1">If a relationship is provided in the <text:span text:style-name="Source_20_Text"><text:span text:style-name="T20">relationships</text:span></text:span> member of a resource object in a <text:span text:style-name="Source_20_Text"><text:span text:style-name="T20">PATCH</text:span></text:span>request, its value <text:span text:style-name="Strong_20_Emphasis"><text:span text:style-name="T1">MUST</text:span></text:span> be a relationship object with a <text:span text:style-name="Source_20_Text"><text:span text:style-name="T20">data</text:span></text:span> member. The relationship’s value will be replaced with the value specified in this member.</text:p>
      <text:p text:style-name="P1">For instance, the following <text:span text:style-name="Source_20_Text"><text:span text:style-name="T20">PATCH</text:span></text:span> request will update the <text:span text:style-name="Source_20_Text"><text:span text:style-name="T20">author</text:span></text:span> relationship of an article:</text:p>
      <text:p text:style-name="P9"><text:span text:style-name="Source_20_Text"><text:span text:style-name="T29">PATCH</text:span></text:span><text:span text:style-name="Source_20_Text"><text:span text:style-name="T28"> </text:span></text:span><text:span text:style-name="Source_20_Text"><text:span text:style-name="T33">/articles/1</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author</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oft-page-break/><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Likewise, the following <text:span text:style-name="Source_20_Text"><text:span text:style-name="T20">PATCH</text:span></text:span> request performs a complete replacement of the <text:span text:style-name="Source_20_Text"><text:span text:style-name="T20">tags</text:span></text:span> for an article:</text:p>
      <text:p text:style-name="P9"><text:span text:style-name="Source_20_Text"><text:span text:style-name="T29">PATCH</text:span></text:span><text:span text:style-name="Source_20_Text"><text:span text:style-name="T28"> </text:span></text:span><text:span text:style-name="Source_20_Text"><text:span text:style-name="T33">/articles/1</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text:span></text:span><text:span text:style-name="Source_20_Text"><text:span text:style-name="T30">type</text:span></text:span><text:span text:style-name="Source_20_Text"><text:span text:style-name="T28">": </text:span></text:span><text:span text:style-name="Source_20_Text"><text:span text:style-name="T32">"articles"</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id</text:span></text:span><text:span text:style-name="Source_20_Text"><text:span text:style-name="T28">": </text:span></text:span><text:span text:style-name="Source_20_Text"><text:span text:style-name="T32">"1"</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span text:style-name="Source_20_Text"><text:span text:style-name="T30">relationships</text:span></text:span><text:span text:style-name="Source_20_Text"><text:span text:style-name="T28">": {</text:span></text:span></text:p>
      <text:p text:style-name="P14"><text:span text:style-name="Source_20_Text"><text:span text:style-name="T27"><text:s text:c="6"/></text:span></text:span><text:span text:style-name="Source_20_Text"><text:span text:style-name="T28">"</text:span></text:span><text:span text:style-name="Source_20_Text"><text:span text:style-name="T30">tags</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10"/></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2"</text:span></text:span><text:span text:style-name="Source_20_Text"><text:span text:style-name="T28"> },</text:span></text:span></text:p>
      <text:p text:style-name="P14"><text:span text:style-name="Source_20_Text"><text:span text:style-name="T27"><text:s text:c="10"/></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3"</text:span></text:span><text:span text:style-name="Source_20_Text"><text:span text:style-name="T28"> }</text:span></text:span></text:p>
      <text:p text:style-name="P14"><text:span text:style-name="Source_20_Text"><text:span text:style-name="T27"><text:s text:c="8"/></text:span></text:span><text:span text:style-name="Source_20_Text"><text:span text:style-name="T28">]</text:span></text:span></text:p>
      <text:p text:style-name="P14"><text:span text:style-name="Source_20_Text"><text:span text:style-name="T27"><text:s text:c="6"/></text:span></text:span><text:span text:style-name="Source_20_Text"><text:span text:style-name="T28">}</text:span></text:span></text:p>
      <text:p text:style-name="P14"><text:span text:style-name="Source_20_Text"><text:span text:style-name="T27"><text:s text:c="4"/></text:span></text:span><text:span text:style-name="Source_20_Text"><text:span text:style-name="T28">}</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A server <text:span text:style-name="Strong_20_Emphasis"><text:span text:style-name="T1">MAY</text:span></text:span> reject an attempt to do a full replacement of a to-many relationship. In such a case, the server <text:span text:style-name="Strong_20_Emphasis"><text:span text:style-name="T1">MUST</text:span></text:span> reject the entire update, and return a <text:span text:style-name="Source_20_Text"><text:span text:style-name="T20">403 Forbidden</text:span></text:span> response.</text:p>
      <text:p text:style-name="P11">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6" text:outline-level="4"><text:bookmark text:name="crud-updating-responses"/><text:bookmark text:name="auto-id--responses-3"/>Responses</text:h>
      <text:h text:style-name="P8" text:outline-level="5"><text:bookmark text:name="crud-updating-responses-202"/><text:bookmark text:name="auto-id--202-accepted-1"/>202 Accepted</text:h>
      <text:p text:style-name="P1">If an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20">202 Accepted</text:span></text:span> status code.</text:p>
      <text:h text:style-name="P8" text:outline-level="5"><text:bookmark text:name="crud-updating-responses-200"/><text:bookmark text:name="auto-id--200-ok-2"/>200 OK</text:h>
      <text:p text:style-name="P1">If a server accepts an update but also changes the resource(s) in ways other than those specified by the request (for example, updating the <text:span text:style-name="Source_20_Text"><text:span text:style-name="T20">updated-at</text:span></text:span> attribute or a computed <text:span text:style-name="Source_20_Text"><text:span text:style-name="T20">sha</text:span></text:span>), <text:soft-page-break/>it <text:span text:style-name="Strong_20_Emphasis"><text:span text:style-name="T1">MUST</text:span></text:span> return a <text:span text:style-name="Source_20_Text"><text:span text:style-name="T20">200 OK</text:span></text:span> response. The response document <text:span text:style-name="Strong_20_Emphasis"><text:span text:style-name="T1">MUST</text:span></text:span> include a representation of the updated resource(s) as if a <text:span text:style-name="Source_20_Text"><text:span text:style-name="T20">GET</text:span></text:span> request was made to the request URL.</text:p>
      <text:p text:style-name="P1">A server <text:span text:style-name="Strong_20_Emphasis"><text:span text:style-name="T1">MUST</text:span></text:span> return a <text:span text:style-name="Source_20_Text"><text:span text:style-name="T20">200 OK</text:span></text:span> status code if an update is successful, the client’s current attributes remain up to date, and the server responds only with top-level <text:a xlink:type="simple" xlink:href="https://jsonapi.org/format/#document-meta" text:style-name="Internet_20_link" text:visited-style-name="Visited_20_Internet_20_Link"><text:span text:style-name="T13">meta</text:span></text:a> data. In this case the server <text:span text:style-name="Strong_20_Emphasis"><text:span text:style-name="T1">MUST NOT</text:span></text:span> include a representation of the updated resource(s).</text:p>
      <text:h text:style-name="P8" text:outline-level="5"><text:bookmark text:name="crud-updating-responses-204"/><text:bookmark text:name="auto-id--204-no-content-1"/>204 No Content</text:h>
      <text:p text:style-name="P1">If an update is successful and the server doesn’t update any attributes besides those provided, the server <text:span text:style-name="Strong_20_Emphasis"><text:span text:style-name="T1">MUST</text:span></text:span> return either a <text:span text:style-name="Source_20_Text"><text:span text:style-name="T20">200 OK</text:span></text:span> status code and response document (as described above) or a <text:span text:style-name="Source_20_Text"><text:span text:style-name="T20">204 No Content</text:span></text:span> status code with no response document.</text:p>
      <text:h text:style-name="P8" text:outline-level="5"><text:bookmark text:name="crud-updating-relationship-responses-403"/><text:bookmark text:name="auto-id--403-forbidden-1"/>403 Forbidden</text:h>
      <text:p text:style-name="P1">A server <text:span text:style-name="Strong_20_Emphasis"><text:span text:style-name="T1">MUST</text:span></text:span> return <text:span text:style-name="Source_20_Text"><text:span text:style-name="T20">403 Forbidden</text:span></text:span> in response to an unsupported request to update a resource or relationship.</text:p>
      <text:h text:style-name="P8" text:outline-level="5"><text:bookmark text:name="crud-updating-responses-404"/><text:bookmark text:name="auto-id--404-not-found-3"/>404 Not Found</text:h>
      <text:p text:style-name="P1">A server <text:span text:style-name="Strong_20_Emphasis"><text:span text:style-name="T1">MUST</text:span></text:span> return <text:span text:style-name="Source_20_Text"><text:span text:style-name="T20">404 Not Found</text:span></text:span> when processing a request to modify a resource that does not exist.</text:p>
      <text:p text:style-name="P1">A server <text:span text:style-name="Strong_20_Emphasis"><text:span text:style-name="T1">MUST</text:span></text:span> return <text:span text:style-name="Source_20_Text"><text:span text:style-name="T20">404 Not Found</text:span></text:span> when processing a request that references a related resource that does not exist.</text:p>
      <text:h text:style-name="P8" text:outline-level="5"><text:bookmark text:name="crud-updating-responses-409"/><text:bookmark text:name="auto-id--409-conflict-1"/>409 Conflict</text:h>
      <text:p text:style-name="P1">A server <text:span text:style-name="Strong_20_Emphasis"><text:span text:style-name="T1">MAY</text:span></text:span> return <text:span text:style-name="Source_20_Text"><text:span text:style-name="T20">409 Conflict</text:span></text:span> when processing a <text:span text:style-name="Source_20_Text"><text:span text:style-name="T20">PATCH</text:span></text:span> request to update a resource if that update would violate other server-enforced constraints (such as a uniqueness constraint on a property other than <text:span text:style-name="Source_20_Text"><text:span text:style-name="T20">id</text:span></text:span>).</text:p>
      <text:p text:style-name="P1">A server <text:span text:style-name="Strong_20_Emphasis"><text:span text:style-name="T1">MUST</text:span></text:span> return <text:span text:style-name="Source_20_Text"><text:span text:style-name="T20">409 Conflict</text:span></text:span> when processing a <text:span text:style-name="Source_20_Text"><text:span text:style-name="T20">PATCH</text:span></text:span> request in which the resource object’s <text:span text:style-name="Source_20_Text"><text:span text:style-name="T20">type</text:span></text:span> and <text:span text:style-name="Source_20_Text"><text:span text:style-name="T20">id</text:span></text:span> do not match the server’s endpoint.</text:p>
      <text:p text:style-name="P1">A server <text:span text:style-name="Strong_20_Emphasis"><text:span text:style-name="T1">SHOULD</text:span></text:span> include error details and provide enough information to recognize the source of the conflict.</text:p>
      <text:h text:style-name="P8" text:outline-level="5"><text:bookmark text:name="crud-updating-responses-other"/><text:bookmark text:name="auto-id--other-responses-3"/><text:soft-page-break/>Other Responses</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5" text:outline-level="3"><text:bookmark text:name="crud-updating-relationships"/><text:bookmark text:name="auto-id--updating-relationships"/>Updating Relationships</text:h>
      <text:p text:style-name="P1">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13">relationship links</text:span></text:a>.</text:p>
      <text:p text:style-name="P11">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11">Note: A server may choose to delete the underlying resource if a relationship is deleted (as a garbage collection measure).</text:p>
      <text:h text:style-name="P6" text:outline-level="4"><text:bookmark text:name="crud-updating-to-one-relationships"/><text:bookmark text:name="auto-id--updating-to-one-relationships"/>Updating To-One Relationships</text:h>
      <text:p text:style-name="P1">A server <text:span text:style-name="Strong_20_Emphasis"><text:span text:style-name="T1">MUST</text:span></text:span> respond to <text:span text:style-name="Source_20_Text"><text:span text:style-name="T20">PATCH</text:span></text:span> requests to a URL from a to-one <text:a xlink:type="simple" xlink:href="https://jsonapi.org/format/#document-resource-object-relationships" text:style-name="Internet_20_link" text:visited-style-name="Visited_20_Internet_20_Link"><text:span text:style-name="T13">relationship link</text:span></text:a> as described below.</text:p>
      <text:p text:style-name="P1">The <text:span text:style-name="Source_20_Text"><text:span text:style-name="T20">PATCH</text:span></text:span> request <text:span text:style-name="Strong_20_Emphasis"><text:span text:style-name="T1">MUST</text:span></text:span> include a top-level member named <text:span text:style-name="Source_20_Text"><text:span text:style-name="T20">data</text:span></text:span> containing one of:</text:p>
      <text:list xml:id="list3427862435" text:style-name="L16">
        <text:list-item>
          <text:p text:style-name="P49">a <text:a xlink:type="simple" xlink:href="https://jsonapi.org/format/#document-resource-identifier-objects" text:style-name="Internet_20_link" text:visited-style-name="Visited_20_Internet_20_Link"><text:span text:style-name="T13">resource identifier object</text:span></text:a> corresponding to the new related resource.</text:p>
        </text:list-item>
        <text:list-item>
          <text:p text:style-name="P30"><text:span text:style-name="Source_20_Text"><text:span text:style-name="T20">null</text:span></text:span>, to remove the relationship.</text:p>
        </text:list-item>
      </text:list>
      <text:p text:style-name="P1">For example, the following request updates the author of an article:</text:p>
      <text:p text:style-name="P9"><text:soft-page-break/><text:span text:style-name="Source_20_Text"><text:span text:style-name="T29">PATCH</text:span></text:span><text:span text:style-name="Source_20_Text"><text:span text:style-name="T28"> </text:span></text:span><text:span text:style-name="Source_20_Text"><text:span text:style-name="T33">/articles/1/relationships/author</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 "</text:span></text:span><text:span text:style-name="Source_20_Text"><text:span text:style-name="T30">type</text:span></text:span><text:span text:style-name="Source_20_Text"><text:span text:style-name="T28">": </text:span></text:span><text:span text:style-name="Source_20_Text"><text:span text:style-name="T32">"people"</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2"</text:span></text:span><text:span text:style-name="Source_20_Text"><text:span text:style-name="T28"> }</text:span></text:span></text:p>
      <text:p text:style-name="P13"><text:span text:style-name="Source_20_Text"><text:span text:style-name="T28">}</text:span></text:span></text:p>
      <text:p text:style-name="P1">And the following request clears the author of the same article:</text:p>
      <text:p text:style-name="P9"><text:span text:style-name="Source_20_Text"><text:span text:style-name="T29">PATCH</text:span></text:span><text:span text:style-name="Source_20_Text"><text:span text:style-name="T28"> </text:span></text:span><text:span text:style-name="Source_20_Text"><text:span text:style-name="T33">/articles/1/relationships/author</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null</text:span></text:span></text:p>
      <text:p text:style-name="P13"><text:span text:style-name="Source_20_Text"><text:span text:style-name="T28">}</text:span></text:span></text:p>
      <text:p text:style-name="P1">If the relationship is updated successfully then the server <text:span text:style-name="Strong_20_Emphasis"><text:span text:style-name="T1">MUST</text:span></text:span> return a successful response.</text:p>
      <text:h text:style-name="P6" text:outline-level="4"><text:bookmark text:name="crud-updating-to-many-relationships"/><text:bookmark text:name="auto-id--updating-to-many-relationships"/>Updating To-Many Relationships</text:h>
      <text:p text:style-name="P1">A server <text:span text:style-name="Strong_20_Emphasis"><text:span text:style-name="T1">MUST</text:span></text:span> respond to <text:span text:style-name="Source_20_Text"><text:span text:style-name="T20">PATCH</text:span></text:span>, <text:span text:style-name="Source_20_Text"><text:span text:style-name="T20">POST</text:span></text:span>, and <text:span text:style-name="Source_20_Text"><text:span text:style-name="T20">DELETE</text:span></text:span> requests to a URL from a to-many <text:a xlink:type="simple" xlink:href="https://jsonapi.org/format/#document-resource-object-relationships" text:style-name="Internet_20_link" text:visited-style-name="Visited_20_Internet_20_Link"><text:span text:style-name="T13">relationship link</text:span></text:a> as described below.</text:p>
      <text:p text:style-name="P1">For all request types, the body <text:span text:style-name="Strong_20_Emphasis"><text:span text:style-name="T1">MUST</text:span></text:span> contain a <text:span text:style-name="Source_20_Text"><text:span text:style-name="T20">data</text:span></text:span> member whose value is an empty array or an array of <text:a xlink:type="simple" xlink:href="https://jsonapi.org/format/#document-resource-identifier-objects" text:style-name="Internet_20_link" text:visited-style-name="Visited_20_Internet_20_Link"><text:span text:style-name="T13">resource identifier objects</text:span></text:a>.</text:p>
      <text:p text:style-name="P1">If a client makes a <text:span text:style-name="Source_20_Text"><text:span text:style-name="T20">PATCH</text:span></text:span> request to a URL from a to-many <text:a xlink:type="simple" xlink:href="https://jsonapi.org/format/#document-resource-object-relationships" text:style-name="Internet_20_link" text:visited-style-name="Visited_20_Internet_20_Link"><text:span text:style-name="T13">relationship link</text:span></text:a>, the server <text:span text:style-name="Strong_20_Emphasis"><text:span text:style-name="T1">MUST</text:span></text:span> either completely replace every member of the relationship, return an appropriate error response if some resources can not be found or accessed, or return a <text:span text:style-name="Source_20_Text"><text:span text:style-name="T20">403 Forbidden</text:span></text:span> response if complete replacement is not allowed by the server.</text:p>
      <text:p text:style-name="P1">For example, the following request replaces every tag for an article:</text:p>
      <text:p text:style-name="P9"><text:span text:style-name="Source_20_Text"><text:span text:style-name="T29">PATCH</text:span></text:span><text:span text:style-name="Source_20_Text"><text:span text:style-name="T28"> </text:span></text:span><text:span text:style-name="Source_20_Text"><text:span text:style-name="T33">/articles/1/relationships/tag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2"</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tag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3"</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text:soft-page-break/>And the following request clears every tag for an article:</text:p>
      <text:p text:style-name="P9"><text:span text:style-name="Source_20_Text"><text:span text:style-name="T29">PATCH</text:span></text:span><text:span text:style-name="Source_20_Text"><text:span text:style-name="T28"> </text:span></text:span><text:span text:style-name="Source_20_Text"><text:span text:style-name="T33">/articles/1/relationships/tag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3"><text:span text:style-name="Source_20_Text"><text:span text:style-name="T28">}</text:span></text:span></text:p>
      <text:p text:style-name="P1">If a client makes a <text:span text:style-name="Source_20_Text"><text:span text:style-name="T20">POST</text:span></text:span> request to a URL from a <text:a xlink:type="simple" xlink:href="https://jsonapi.org/format/#document-resource-object-relationships" text:style-name="Internet_20_link" text:visited-style-name="Visited_20_Internet_20_Link"><text:span text:style-name="T13">relationship link</text:span></text:a>, the server <text:span text:style-name="Strong_20_Emphasis"><text:span text:style-name="T1">MUST</text:span></text:span> add the specified members to the relationship unless they are already present. If a given <text:span text:style-name="Source_20_Text"><text:span text:style-name="T20">type</text:span></text:span> and <text:span text:style-name="Source_20_Text"><text:span text:style-name="T20">id</text:span></text:span> is already in the relationship, the server <text:span text:style-name="Strong_20_Emphasis"><text:span text:style-name="T1">MUST NOT</text:span></text:span> add it again.</text:p>
      <text:p text:style-name="P11">Note: This matches the semantics of databases that use foreign keys for has-many relationships. Document-based storage should check the has-many relationship before appending to avoid duplicates.</text:p>
      <text:p text:style-name="P1">If all of the specified resources can be added to, or are already present in, the relationship then the server <text:span text:style-name="Strong_20_Emphasis"><text:span text:style-name="T1">MUST</text:span></text:span> return a successful response.</text:p>
      <text:p text:style-name="P11">Note: This approach ensures that a request is successful if the server’s state matches the requested state, and helps avoid pointless race conditions caused by multiple clients making the same changes to a relationship.</text:p>
      <text:p text:style-name="P1">In the following example, the comment with ID <text:span text:style-name="Source_20_Text"><text:span text:style-name="T20">123</text:span></text:span> is added to the list of comments for the article with ID <text:span text:style-name="Source_20_Text"><text:span text:style-name="T20">1</text:span></text:span>:</text:p>
      <text:p text:style-name="P9"><text:span text:style-name="Source_20_Text"><text:span text:style-name="T29">POST</text:span></text:span><text:span text:style-name="Source_20_Text"><text:span text:style-name="T28"> </text:span></text:span><text:span text:style-name="Source_20_Text"><text:span text:style-name="T33">/articles/1/relationships/comment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23"</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If the client makes a <text:span text:style-name="Source_20_Text"><text:span text:style-name="T20">DELETE</text:span></text:span> request to a URL from a <text:a xlink:type="simple" xlink:href="https://jsonapi.org/format/#document-resource-object-relationships" text:style-name="Internet_20_link" text:visited-style-name="Visited_20_Internet_20_Link"><text:span text:style-name="T13">relationship link</text:span></text:a> the server <text:span text:style-name="Strong_20_Emphasis"><text:span text:style-name="T1">MUST</text:span></text:span> delete the specified members from the relationship or return a <text:span text:style-name="Source_20_Text"><text:span text:style-name="T20">403 Forbidden</text:span></text:span> response. If all of the <text:soft-page-break/>specified resources are able to be removed from, or are already missing from, the relationship then the server <text:span text:style-name="Strong_20_Emphasis"><text:span text:style-name="T1">MUST</text:span></text:span> return a successful response.</text:p>
      <text:p text:style-name="P12"><text:span text:style-name="T36">Note: As described above for </text:span><text:span text:style-name="Source_20_Text"><text:span text:style-name="T37">POST</text:span></text:span><text:span text:style-name="T36"> requests, this approach helps avoid pointless race conditions between multiple clients making the same changes.</text:span></text:p>
      <text:p text:style-name="P1">Relationship members are specified in the same way as in the <text:span text:style-name="Source_20_Text"><text:span text:style-name="T20">POST</text:span></text:span> request.</text:p>
      <text:p text:style-name="P1">In the following example, comments with IDs of <text:span text:style-name="Source_20_Text"><text:span text:style-name="T20">12</text:span></text:span> and <text:span text:style-name="Source_20_Text"><text:span text:style-name="T20">13</text:span></text:span> are removed from the list of comments for the article with ID <text:span text:style-name="Source_20_Text"><text:span text:style-name="T20">1</text:span></text:span>:</text:p>
      <text:p text:style-name="P9"><text:span text:style-name="Source_20_Text"><text:span text:style-name="T29">DELETE</text:span></text:span><text:span text:style-name="Source_20_Text"><text:span text:style-name="T28"> </text:span></text:span><text:span text:style-name="Source_20_Text"><text:span text:style-name="T33">/articles/1/relationships/comments</text:span></text:span><text:span text:style-name="Source_20_Text"><text:span text:style-name="T28"> </text:span></text:span><text:span text:style-name="Source_20_Text"><text:span text:style-name="T29">HTTP/1.1</text:span></text:span></text:p>
      <text:p text:style-name="P14"><text:span text:style-name="Source_20_Text"><text:span text:style-name="T30">Content-Type</text:span></text:span><text:span text:style-name="Source_20_Text"><text:span text:style-name="T28">: </text:span></text:span><text:span text:style-name="Source_20_Text"><text:span text:style-name="T32">application/vnd.api+json</text:span></text:span></text:p>
      <text:p text:style-name="P14"><text:span text:style-name="Source_20_Text"><text:span text:style-name="T30">Accept</text:span></text:span><text:span text:style-name="Source_20_Text"><text:span text:style-name="T28">: </text:span></text:span><text:span text:style-name="Source_20_Text"><text:span text:style-name="T32">application/vnd.api+json</text:span></text:span></text:p>
      <text:p text:style-name="P14"/>
      <text:p text:style-name="P14"><text:span text:style-name="Source_20_Text"><text:span text:style-name="T28">{</text:span></text:span></text:p>
      <text:p text:style-name="P14"><text:span text:style-name="Source_20_Text"><text:span text:style-name="T27"><text:s text:c="2"/></text:span></text:span><text:span text:style-name="Source_20_Text"><text:span text:style-name="T28">"</text:span></text:span><text:span text:style-name="Source_20_Text"><text:span text:style-name="T30">data</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2"</text:span></text:span><text:span text:style-name="Source_20_Text"><text:span text:style-name="T28"> },</text:span></text:span></text:p>
      <text:p text:style-name="P14"><text:span text:style-name="Source_20_Text"><text:span text:style-name="T27"><text:s text:c="4"/></text:span></text:span><text:span text:style-name="Source_20_Text"><text:span text:style-name="T28">{ "</text:span></text:span><text:span text:style-name="Source_20_Text"><text:span text:style-name="T30">type</text:span></text:span><text:span text:style-name="Source_20_Text"><text:span text:style-name="T28">": </text:span></text:span><text:span text:style-name="Source_20_Text"><text:span text:style-name="T32">"comments"</text:span></text:span><text:span text:style-name="Source_20_Text"><text:span text:style-name="T28">, "</text:span></text:span><text:span text:style-name="Source_20_Text"><text:span text:style-name="T30">id</text:span></text:span><text:span text:style-name="Source_20_Text"><text:span text:style-name="T28">": </text:span></text:span><text:span text:style-name="Source_20_Text"><text:span text:style-name="T32">"13"</text:span></text:span><text:span text:style-name="Source_20_Text"><text:span text:style-name="T28"> }</text:span></text:span></text:p>
      <text:p text:style-name="P14"><text:span text:style-name="Source_20_Text"><text:span text:style-name="T27"><text:s text:c="2"/></text:span></text:span><text:span text:style-name="Source_20_Text"><text:span text:style-name="T28">]</text:span></text:span></text:p>
      <text:p text:style-name="P13"><text:span text:style-name="Source_20_Text"><text:span text:style-name="T28">}</text:span></text:span></text:p>
      <text:p text:style-name="P11">Note: RFC 7231 specifies that a DELETE request may include a body, but that a server may reject the request. This spec defines the semantics of a server, and we are defining its semantics for JSON:API.</text:p>
      <text:h text:style-name="P6" text:outline-level="4"><text:bookmark text:name="crud-updating-relationship-responses"/><text:bookmark text:name="auto-id--responses-4"/>Responses</text:h>
      <text:h text:style-name="P8" text:outline-level="5"><text:bookmark text:name="crud-updating-relationship-responses-202"/><text:bookmark text:name="auto-id--202-accepted-2"/>202 Accepted</text:h>
      <text:p text:style-name="P1">If a relationship update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20">202 Accepted</text:span></text:span> status code.</text:p>
      <text:h text:style-name="P8" text:outline-level="5"><text:bookmark text:name="crud-updating-relationship-responses-204"/><text:bookmark text:name="auto-id--204-no-content-2"/>204 No Content</text:h>
      <text:p text:style-name="P1">A server <text:span text:style-name="Strong_20_Emphasis"><text:span text:style-name="T1">MUST</text:span></text:span> return a <text:span text:style-name="Source_20_Text"><text:span text:style-name="T20">204 No Content</text:span></text:span> status code if an update is successful and the representation of the resource in the request matches the result.</text:p>
      <text:p text:style-name="P12"><text:span text:style-name="T36">Note: This is the appropriate response to a </text:span><text:span text:style-name="Source_20_Text"><text:span text:style-name="T37">POST</text:span></text:span><text:span text:style-name="T36"> request sent to a URL from a to-many </text:span><text:a xlink:type="simple" xlink:href="https://jsonapi.org/format/#document-resource-object-relationships" text:style-name="Internet_20_link" text:visited-style-name="Visited_20_Internet_20_Link"><text:span text:style-name="T13">relationship link</text:span></text:a><text:span text:style-name="T36"> when that relationship already exists. It is also the </text:span><text:soft-page-break/><text:span text:style-name="T36">appropriate response to a </text:span><text:span text:style-name="Source_20_Text"><text:span text:style-name="T37">DELETE</text:span></text:span><text:span text:style-name="T36"> request sent to a URL from a to-many </text:span><text:a xlink:type="simple" xlink:href="https://jsonapi.org/format/#document-resource-object-relationships" text:style-name="Internet_20_link" text:visited-style-name="Visited_20_Internet_20_Link"><text:span text:style-name="T13">relationship link</text:span></text:a><text:span text:style-name="T36"> when that relationship does not exist.</text:span></text:p>
      <text:h text:style-name="P8" text:outline-level="5"><text:bookmark text:name="crud-updating-relationship-responses-200"/><text:bookmark text:name="auto-id--200-ok-3"/>200 OK</text:h>
      <text:p text:style-name="P1">If a server accepts an update but also changes the targeted relationship(s) in other ways than those specified by the request, it <text:span text:style-name="Strong_20_Emphasis"><text:span text:style-name="T1">MUST</text:span></text:span> return a <text:span text:style-name="Source_20_Text"><text:span text:style-name="T20">200 OK</text:span></text:span> response. The response document <text:span text:style-name="Strong_20_Emphasis"><text:span text:style-name="T1">MUST</text:span></text:span> include a representation of the updated relationship(s).</text:p>
      <text:p text:style-name="P1">A server <text:span text:style-name="Strong_20_Emphasis"><text:span text:style-name="T1">MUST</text:span></text:span> return a <text:span text:style-name="Source_20_Text"><text:span text:style-name="T20">200 OK</text:span></text:span> status code if an update is successful, the client’s current data remain up to date, and the server responds only with top-level <text:a xlink:type="simple" xlink:href="https://jsonapi.org/format/#document-meta" text:style-name="Internet_20_link" text:visited-style-name="Visited_20_Internet_20_Link"><text:span text:style-name="T13">meta</text:span></text:a> data. In this case the server <text:span text:style-name="Strong_20_Emphasis"><text:span text:style-name="T1">MUST NOT</text:span></text:span> include a representation of the updated relationship(s).</text:p>
      <text:h text:style-name="P8" text:outline-level="5"><text:bookmark text:name="crud-updating-relationship-responses-4031"/><text:bookmark text:name="auto-id--403-forbidden-2"/>403 Forbidden</text:h>
      <text:p text:style-name="P1">A server <text:span text:style-name="Strong_20_Emphasis"><text:span text:style-name="T1">MUST</text:span></text:span> return <text:span text:style-name="Source_20_Text"><text:span text:style-name="T20">403 Forbidden</text:span></text:span> in response to an unsupported request to update a relationship.</text:p>
      <text:h text:style-name="P8" text:outline-level="5"><text:bookmark text:name="crud-updating-relationship-responses-other"/><text:bookmark text:name="auto-id--other-responses-4"/>Other Responses</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5" text:outline-level="3"><text:bookmark text:name="crud-deleting"/><text:bookmark text:name="auto-id--deleting-resources"/>Deleting Resources</text:h>
      <text:p text:style-name="P1">An individual resource can be <text:span text:style-name="Emphasis">deleted</text:span> by making a <text:span text:style-name="Source_20_Text"><text:span text:style-name="T20">DELETE</text:span></text:span> request to the resource’s URL:</text:p>
      <text:p text:style-name="P9"><text:span text:style-name="Source_20_Text"><text:span text:style-name="T29">DELETE</text:span></text:span><text:span text:style-name="Source_20_Text"><text:span text:style-name="T28"> </text:span></text:span><text:span text:style-name="Source_20_Text"><text:span text:style-name="T33">/photos/1</text:span></text:span><text:span text:style-name="Source_20_Text"><text:span text:style-name="T28"> </text:span></text:span><text:span text:style-name="Source_20_Text"><text:span text:style-name="T29">HTTP/1.1</text:span></text:span></text:p>
      <text:p text:style-name="P13"><text:span text:style-name="Source_20_Text"><text:span text:style-name="T30">Accept</text:span></text:span><text:span text:style-name="Source_20_Text"><text:span text:style-name="T28">: </text:span></text:span><text:span text:style-name="Source_20_Text"><text:span text:style-name="T32">application/vnd.api+json</text:span></text:span></text:p>
      <text:h text:style-name="P6" text:outline-level="4"><text:bookmark text:name="crud-deleting-responses"/><text:bookmark text:name="auto-id--responses-5"/><text:soft-page-break/>Responses</text:h>
      <text:h text:style-name="P8" text:outline-level="5"><text:bookmark text:name="crud-deleting-responses-202"/><text:bookmark text:name="auto-id--202-accepted-3"/>202 Accepted</text:h>
      <text:p text:style-name="P1">If a deletion request has been accepted for processing, but the processing has not been completed by the time the server responds, the server <text:span text:style-name="Strong_20_Emphasis"><text:span text:style-name="T1">MUST</text:span></text:span> return a <text:span text:style-name="Source_20_Text"><text:span text:style-name="T20">202 Accepted</text:span></text:span> status code.</text:p>
      <text:h text:style-name="P8" text:outline-level="5"><text:bookmark text:name="crud-deleting-responses-204"/><text:bookmark text:name="auto-id--204-no-content-3"/>204 No Content</text:h>
      <text:p text:style-name="P1">A server <text:span text:style-name="Strong_20_Emphasis"><text:span text:style-name="T1">MUST</text:span></text:span> return a <text:span text:style-name="Source_20_Text"><text:span text:style-name="T20">204 No Content</text:span></text:span> status code if a deletion request is successful and no content is returned.</text:p>
      <text:h text:style-name="P8" text:outline-level="5"><text:bookmark text:name="crud-deleting-responses-200"/><text:bookmark text:name="auto-id--200-ok-4"/>200 OK</text:h>
      <text:p text:style-name="P1">A server <text:span text:style-name="Strong_20_Emphasis"><text:span text:style-name="T1">MUST</text:span></text:span> return a <text:span text:style-name="Source_20_Text"><text:span text:style-name="T20">200 OK</text:span></text:span> status code if a deletion request is successful and the server responds with only top-level <text:a xlink:type="simple" xlink:href="https://jsonapi.org/format/#document-meta" text:style-name="Internet_20_link" text:visited-style-name="Visited_20_Internet_20_Link"><text:span text:style-name="T13">meta</text:span></text:a> data.</text:p>
      <text:h text:style-name="P8" text:outline-level="5"><text:bookmark text:name="crud-deleting-responses-404"/><text:bookmark text:name="auto-id--404-not-found-4"/>404 NOT FOUND</text:h>
      <text:p text:style-name="P1">A server <text:span text:style-name="Strong_20_Emphasis"><text:span text:style-name="T1">SHOULD</text:span></text:span> return a <text:span text:style-name="Source_20_Text"><text:span text:style-name="T20">404 Not Found</text:span></text:span> status code if a deletion request fails due to the resource not existing.</text:p>
      <text:h text:style-name="P8" text:outline-level="5"><text:bookmark text:name="crud-deleting-responses-other"/><text:bookmark text:name="auto-id--other-responses-5"/>Other Responses</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3">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4">HTTP semantics</text:span></text:span></text:a>.</text:p>
      <text:h text:style-name="P4" text:outline-level="2"><text:bookmark text:name="query-parameters"/><text:bookmark text:name="auto-id--query-parameters"/>Query Parameters</text:h>
      <text:p text:style-name="P1">Implementation specific query parameters <text:span text:style-name="Strong_20_Emphasis"><text:span text:style-name="T1">MUST</text:span></text:span> adhere to the same constraints as <text:a xlink:type="simple" xlink:href="https://jsonapi.org/format/#document-member-names" text:style-name="Internet_20_link" text:visited-style-name="Visited_20_Internet_20_Link"><text:span text:style-name="T13">member names</text:span></text:a>with the additional requirement that they <text:span text:style-name="Strong_20_Emphasis"><text:span text:style-name="T1">MUST</text:span></text:span> contain at least one non a-z character (U+0061 to U+007A). It is <text:span text:style-name="Strong_20_Emphasis"><text:span text:style-name="T1">RECOMMENDED</text:span></text:span> that a U+002D HYPHEN-MINUS, “-“, U+005F LOW LINE, “_”, or capital letter is used (e.g. camelCasing).</text:p>
      <text:p text:style-name="P1"><text:soft-page-break/>If a server encounters a query parameter that does not follow the naming conventions above, and the server does not know how to process it as a query parameter from this specification, it <text:span text:style-name="Strong_20_Emphasis"><text:span text:style-name="T1">MUST</text:span></text:span> return <text:span text:style-name="Source_20_Text"><text:span text:style-name="T20">400 Bad Request</text:span></text:span>.</text:p>
      <text:p text:style-name="P11">Note: This is to preserve the ability of JSON:API to make additive additions to standard query parameters without conflicting with existing implementations.</text:p>
      <text:h text:style-name="P4" text:outline-level="2"><text:bookmark text:name="errors"/><text:bookmark text:name="auto-id--errors"/>Errors</text:h>
      <text:h text:style-name="P5" text:outline-level="3"><text:bookmark text:name="errors-processing"/><text:bookmark text:name="auto-id--processing-errors"/>Processing Errors</text:h>
      <text:p text:style-name="P1">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1">When a server encounters multiple problems for a single request, the most generally applicable HTTP error code <text:span text:style-name="Strong_20_Emphasis"><text:span text:style-name="T1">SHOULD</text:span></text:span> be used in the response. For instance, <text:span text:style-name="Source_20_Text"><text:span text:style-name="T20">400 Bad Request</text:span></text:span> might be appropriate for multiple 4xx errors or <text:span text:style-name="Source_20_Text"><text:span text:style-name="T20">500 Internal Server Error</text:span></text:span> might be appropriate for multiple 5xx errors.</text:p>
      <text:h text:style-name="P5" text:outline-level="3"><text:bookmark text:name="error-objects"/><text:bookmark text:name="auto-id--error-objects"/>Error Objects</text:h>
      <text:p text:style-name="P1">Error objects provide additional information about problems encountered while performing an operation. <text:span text:style-name="T41">Error objects </text:span><text:span text:style-name="Strong_20_Emphasis"><text:span text:style-name="T4">MUST</text:span></text:span><text:span text:style-name="T41"> be returned as an array keyed by </text:span><text:span text:style-name="Source_20_Text"><text:span text:style-name="T23">errors</text:span></text:span><text:span text:style-name="T41"> in the top level of a JSON:API document.</text:span></text:p>
      <text:p text:style-name="P1"><text:span text:style-name="T41">An error object </text:span><text:span text:style-name="Strong_20_Emphasis"><text:span text:style-name="T4">MAY</text:span></text:span><text:span text:style-name="T41"> have the following members:</text:span></text:p>
      <text:list xml:id="list1838807407" text:style-name="L17">
        <text:list-item>
          <text:p text:style-name="P50"><text:span text:style-name="Source_20_Text"><text:span text:style-name="T23">id</text:span></text:span><text:span text:style-name="T41">: a unique identifier for this particular occurrence of the problem.</text:span></text:p>
        </text:list-item>
        <text:list-item>
          <text:p text:style-name="P50"><text:span text:style-name="Source_20_Text"><text:span text:style-name="T23">links</text:span></text:span><text:span text:style-name="T41">: a </text:span><text:a xlink:type="simple" xlink:href="https://jsonapi.org/format/#document-links" text:style-name="Internet_20_link" text:visited-style-name="Visited_20_Internet_20_Link"><text:span text:style-name="T15">links object</text:span></text:a><text:span text:style-name="T41"> containing the following members:</text:span></text:p>
          <text:list>
            <text:list-item>
              <text:p text:style-name="P50"><text:span text:style-name="Source_20_Text"><text:span text:style-name="T23">about</text:span></text:span><text:span text:style-name="T41">: a </text:span><text:a xlink:type="simple" xlink:href="https://jsonapi.org/format/#document-links" text:style-name="Internet_20_link" text:visited-style-name="Visited_20_Internet_20_Link"><text:span text:style-name="T15">link</text:span></text:a><text:span text:style-name="T41"> that leads to further details about this particular occurrence of the problem.</text:span></text:p>
            </text:list-item>
          </text:list>
        </text:list-item>
        <text:list-item>
          <text:p text:style-name="P50"><text:span text:style-name="Source_20_Text"><text:span text:style-name="T23">status</text:span></text:span><text:span text:style-name="T41">: the HTTP status code applicable to this problem, expressed as a string value.</text:span></text:p>
        </text:list-item>
        <text:list-item>
          <text:p text:style-name="P50"><text:span text:style-name="Source_20_Text"><text:span text:style-name="T23">code</text:span></text:span><text:span text:style-name="T41">: an application-specific error code, expressed as a string value.</text:span></text:p>
        </text:list-item>
        <text:list-item>
          <text:p text:style-name="P50"><text:span text:style-name="Source_20_Text"><text:span text:style-name="T23">title</text:span></text:span><text:span text:style-name="T41">: a short, human-readable summary of the problem that </text:span><text:span text:style-name="Strong_20_Emphasis"><text:span text:style-name="T4">SHOULD NOT</text:span></text:span><text:span text:style-name="T41"> change from occurrence to occurrence of the problem, except for purposes of localization.</text:span></text:p>
        </text:list-item>
        <text:list-item>
          <text:p text:style-name="P50"><text:soft-page-break/><text:span text:style-name="Source_20_Text"><text:span text:style-name="T23">detail</text:span></text:span><text:span text:style-name="T41">: a human-readable explanation specific to this occurrence of the problem. Like </text:span><text:span text:style-name="Source_20_Text"><text:span text:style-name="T23">title</text:span></text:span><text:span text:style-name="T41">, this field’s value can be localized.</text:span></text:p>
        </text:list-item>
        <text:list-item>
          <text:p text:style-name="P50"><text:span text:style-name="Source_20_Text"><text:span text:style-name="T23">source</text:span></text:span><text:span text:style-name="T41">: an object containing references to the source of the error, optionally including any of the following members:</text:span></text:p>
          <text:list>
            <text:list-item>
              <text:p text:style-name="P50"><text:span text:style-name="Source_20_Text"><text:span text:style-name="T23">pointer</text:span></text:span><text:span text:style-name="T41">: a JSON Pointer [</text:span><text:a xlink:type="simple" xlink:href="https://tools.ietf.org/html/rfc6901" text:style-name="Internet_20_link" text:visited-style-name="Visited_20_Internet_20_Link"><text:span text:style-name="T15">RFC6901</text:span></text:a><text:span text:style-name="T41">] to the associated entity in the request document [e.g. </text:span><text:span text:style-name="Source_20_Text"><text:span text:style-name="T23">"/data"</text:span></text:span><text:span text:style-name="T41"> for a primary data object, or </text:span><text:span text:style-name="Source_20_Text"><text:span text:style-name="T23">"/data/attributes/title"</text:span></text:span><text:span text:style-name="T41"> for a specific attribute].</text:span></text:p>
            </text:list-item>
            <text:list-item>
              <text:p text:style-name="P50"><text:span text:style-name="Source_20_Text"><text:span text:style-name="T23">parameter</text:span></text:span><text:span text:style-name="T41">: a string indicating which URI query parameter caused the error.</text:span></text:p>
            </text:list-item>
          </text:list>
        </text:list-item>
        <text:list-item>
          <text:p text:style-name="P31"><text:span text:style-name="Source_20_Text"><text:span text:style-name="T23">meta</text:span></text:span><text:span text:style-name="T41">: a </text:span><text:a xlink:type="simple" xlink:href="https://jsonapi.org/format/#document-meta" text:style-name="Internet_20_link" text:visited-style-name="Visited_20_Internet_20_Link"><text:span text:style-name="T15">meta object</text:span></text:a><text:span text:style-name="T41"> containing non-standard meta-information about the erro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20:19:45.929719303</meta:creation-date>
    <dc:date>2019-02-04T10:19:15.623607444</dc:date>
    <meta:editing-duration>PT1H45M28S</meta:editing-duration>
    <meta:editing-cycles>6</meta:editing-cycles>
    <meta:generator>LibreOffice/6.0.7.3$Linux_X86_64 LibreOffice_project/00m0$Build-3</meta:generator>
    <meta:document-statistic meta:table-count="0" meta:image-count="0" meta:object-count="0" meta:page-count="40" meta:paragraph-count="883" meta:word-count="8210" meta:character-count="53972" meta:non-whitespace-character-count="45517"/>
  </office:meta>
</office:document-meta>
</file>